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8" style:family="table-column">
      <style:table-column-properties fo:break-before="auto" style:column-width="65.25pt"/>
    </style:style>
    <style:style style:name="co19" style:family="table-column">
      <style:table-column-properties fo:break-before="auto" style:column-width="142.84pt"/>
    </style:style>
    <style:style style:name="co20" style:family="table-column">
      <style:table-column-properties fo:break-before="auto" style:column-width="157.1pt"/>
    </style:style>
    <style:style style:name="co21" style:family="table-column">
      <style:table-column-properties fo:break-before="auto" style:column-width="208.09pt"/>
    </style:style>
    <style:style style:name="co22" style:family="table-column">
      <style:table-column-properties fo:break-before="auto" style:column-width="214.16pt"/>
    </style:style>
    <style:style style:name="co23" style:family="table-column">
      <style:table-column-properties fo:break-before="auto" style:column-width="182.24pt"/>
    </style:style>
    <style:style style:name="co10" style:family="table-column">
      <style:table-column-properties fo:break-before="auto" style:column-width="132.75pt"/>
    </style:style>
    <style:style style:name="co24" style:family="table-column">
      <style:table-column-properties fo:break-before="auto" style:column-width="117.01pt"/>
    </style:style>
    <style:style style:name="co25" style:family="table-column">
      <style:table-column-properties fo:break-before="auto" style:column-width="228.76pt"/>
    </style:style>
    <style:style style:name="co13" style:family="table-column">
      <style:table-column-properties fo:break-before="auto" style:column-width="150.75pt"/>
    </style:style>
    <style:style style:name="co26" style:family="table-column">
      <style:table-column-properties fo:break-before="auto" style:column-width="146.24pt"/>
    </style:style>
    <style:style style:name="co27" style:family="table-column">
      <style:table-column-properties fo:break-before="auto" style:column-width="176.66pt"/>
    </style:style>
    <style:style style:name="co28" style:family="table-column">
      <style:table-column-properties fo:break-before="auto" style:column-width="259.91pt"/>
    </style:style>
    <style:style style:name="co29" style:family="table-column">
      <style:table-column-properties fo:break-before="auto" style:column-width="114.01pt"/>
    </style:style>
    <style:style style:name="co30" style:family="table-column">
      <style:table-column-properties fo:break-before="auto" style:column-width="105pt"/>
    </style:style>
    <style:style style:name="co31" style:family="table-column">
      <style:table-column-properties fo:break-before="auto" style:column-width="161.26pt"/>
    </style:style>
    <style:style style:name="co32" style:family="table-column">
      <style:table-column-properties fo:break-before="auto" style:column-width="257.24pt"/>
    </style:style>
    <style:style style:name="co33" style:family="table-column">
      <style:table-column-properties fo:break-before="auto" style:column-width="220.14pt"/>
    </style:style>
    <style:style style:name="co34" style:family="table-column">
      <style:table-column-properties fo:break-before="auto" style:column-width="201pt"/>
    </style:style>
    <style:style style:name="co35" style:family="table-column">
      <style:table-column-properties fo:break-before="auto" style:column-width="183pt"/>
    </style:style>
    <style:style style:name="co36" style:family="table-column">
      <style:table-column-properties fo:break-before="auto" style:column-width="117.75pt"/>
    </style:style>
    <style:style style:name="co37" style:family="table-column">
      <style:table-column-properties fo:break-before="auto" style:column-width="51.36pt"/>
    </style:style>
    <style:style style:name="co1" style:family="table-column">
      <style:table-column-properties fo:break-before="auto" style:column-width="84.76pt"/>
    </style:style>
    <style:style style:name="co38" style:family="table-column">
      <style:table-column-properties fo:break-before="auto" style:column-width="56.24pt"/>
    </style:style>
    <style:style style:name="co39" style:family="table-column">
      <style:table-column-properties fo:break-before="auto" style:column-width="175.86pt"/>
    </style:style>
    <style:style style:name="co40" style:family="table-column">
      <style:table-column-properties fo:break-before="auto" style:column-width="497.99pt"/>
    </style:style>
    <style:style style:name="co41" style:family="table-column">
      <style:table-column-properties fo:break-before="auto" style:column-width="139.49pt"/>
    </style:style>
    <style:style style:name="co42" style:family="table-column">
      <style:table-column-properties fo:break-before="auto" style:column-width="632.24pt"/>
    </style:style>
    <style:style style:name="co43" style:family="table-column">
      <style:table-column-properties fo:break-before="auto" style:column-width="253.84pt"/>
    </style:style>
    <style:style style:name="co44" style:family="table-column">
      <style:table-column-properties fo:break-before="auto" style:column-width="167.24pt"/>
    </style:style>
    <style:style style:name="co45" style:family="table-column">
      <style:table-column-properties fo:break-before="auto" style:column-width="269.26pt"/>
    </style:style>
    <style:style style:name="co46" style:family="table-column">
      <style:table-column-properties fo:break-before="auto" style:column-width="303.76pt"/>
    </style:style>
    <style:style style:name="co47" style:family="table-column">
      <style:table-column-properties fo:break-before="auto" style:column-width="198.34pt"/>
    </style:style>
    <style:style style:name="co49" style:family="table-column">
      <style:table-column-properties fo:break-before="auto" style:column-width="64.01pt"/>
    </style:style>
    <style:style style:name="co50" style:family="table-column">
      <style:table-column-properties fo:break-before="auto" style:column-width="79pt"/>
    </style:style>
    <style:style style:name="co51" style:family="table-column">
      <style:table-column-properties fo:break-before="auto" style:column-width="89.04pt"/>
    </style:style>
    <style:style style:name="co52" style:family="table-column">
      <style:table-column-properties fo:break-before="auto" style:column-width="98.45pt"/>
    </style:style>
    <style:style style:name="co53" style:family="table-column">
      <style:table-column-properties fo:break-before="auto" style:column-width="94.96pt"/>
    </style:style>
    <style:style style:name="co54" style:family="table-column">
      <style:table-column-properties fo:break-before="auto" style:column-width="118.69pt"/>
    </style:style>
    <style:style style:name="co55" style:family="table-column">
      <style:table-column-properties fo:break-before="auto" style:column-width="111pt"/>
    </style:style>
    <style:style style:name="co56" style:family="table-column">
      <style:table-column-properties fo:break-before="auto" style:column-width="91.5pt"/>
    </style:style>
    <style:style style:name="co57" style:family="table-column">
      <style:table-column-properties fo:break-before="auto" style:column-width="68.71pt"/>
    </style:style>
    <style:style style:name="co58" style:family="table-column">
      <style:table-column-properties fo:break-before="auto" style:column-width="137.06pt"/>
    </style:style>
    <style:style style:name="co59" style:family="table-column">
      <style:table-column-properties fo:break-before="auto" style:column-width="135.95pt"/>
    </style:style>
    <style:style style:name="co60" style:family="table-column">
      <style:table-column-properties fo:break-before="auto" style:column-width="100.69pt"/>
    </style:style>
    <style:style style:name="co61" style:family="table-column">
      <style:table-column-properties fo:break-before="auto" style:column-width="121.86pt"/>
    </style:style>
    <style:style style:name="co62" style:family="table-column">
      <style:table-column-properties fo:break-before="auto" style:column-width="108.74pt"/>
    </style:style>
    <style:style style:name="co63" style:family="table-column">
      <style:table-column-properties fo:break-before="auto" style:column-width="132.66pt"/>
    </style:style>
    <style:style style:name="co64" style:family="table-column">
      <style:table-column-properties fo:break-before="auto" style:column-width="195pt"/>
    </style:style>
    <style:style style:name="ro6" style:family="table-row">
      <style:table-row-properties style:row-height="20.24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1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52.5pt" fo:break-before="auto" style:use-optimal-row-height="true"/>
    </style:style>
    <style:style style:name="ro9" style:family="table-row">
      <style:table-row-properties style:row-height="91.5pt" fo:break-before="auto" style:use-optimal-row-height="true"/>
    </style:style>
    <style:style style:name="ro10" style:family="table-row">
      <style:table-row-properties style:row-height="114.01pt" fo:break-before="auto" style:use-optimal-row-height="true"/>
    </style:style>
    <style:style style:name="ro11" style:family="table-row">
      <style:table-row-properties style:row-height="80.25pt" fo:break-before="auto" style:use-optimal-row-height="true"/>
    </style:style>
    <style:style style:name="ro12" style:family="table-row">
      <style:table-row-properties style:row-height="12.81pt" fo:break-before="auto" style:use-optimal-row-height="false"/>
    </style:style>
    <style:style style:name="ta2" style:family="table" style:master-page-name="PageStyle_5f_Examples">
      <style:table-properties table:display="true" style:writing-mode="lr-tb"/>
    </style:style>
    <style:style style:name="ta3" style:family="table" style:master-page-name="PageStyle_5f_Situational_20_Analysis_20_Guidewords">
      <style:table-properties table:display="true" style:writing-mode="lr-tb"/>
    </style:style>
    <style:style style:name="ta4" style:family="table" style:master-page-name="PageStyle_5f_Hazard_20_Analysis_20_Guidewords">
      <style:table-properties table:display="true" style:writing-mode="lr-tb"/>
    </style:style>
    <style:style style:name="ta5" style:family="table" style:master-page-name="PageStyle_5f_Severity_2c__20_Exposure_2c__20_Controllabi">
      <style:table-properties table:display="true" style:writing-mode="lr-tb"/>
    </style:style>
    <style:style style:name="ta6" style:family="table" style:master-page-name="PageStyle_5f_ASIL_20_Table">
      <style:table-properties table:display="true" style:writing-mode="lr-tb"/>
    </style:style>
    <style:style style:name="ta7" style:family="table" style:master-page-name="PageStyle_5f_Hazard_20_Analysis_20_and_20_Risk_20_Asses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ackground-color="#efefe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2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f3f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7" style:family="table-cell" style:parent-style-name="Default">
      <style:table-cell-properties fo:background-color="#f3f3f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bfbfb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7" style:family="table-cell" style:parent-style-name="Default">
      <style:table-cell-properties fo:background-color="#efefe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8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3" style:family="table-cell" style:parent-style-name="Default">
      <style:table-cell-properties fo:wrap-option="wrap" style:vertical-align="top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6" style:family="table-cell" style:parent-style-name="Default">
      <style:table-cell-properties fo:border="0.06pt solid #000000" style:vertical-align="top"/>
    </style:style>
    <style:style style:name="ce87" style:family="table-cell" style:parent-style-name="Default">
      <style:table-cell-properties fo:wrap-option="wrap" fo:border="0.06pt solid #000000" style:vertical-align="top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f3f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9" style:family="table-cell" style:parent-style-name="Default">
      <style:table-cell-properties fo:background-color="#f3f3f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0.74pt solid #000000" fo:background-color="#bfbfb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azard Analysis and Risk Assess" table:style-name="ta7">
        <office:forms form:automatic-focus="false" form:apply-design-mode="false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9" table:number-columns-repeated="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5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" table:default-cell-style-name="Default"/>
        <table:table-column table:style-name="co64" table:default-cell-style-name="Default"/>
        <table:table-column table:style-name="co1" table:number-columns-repeated="1002" table:default-cell-style-name="Default"/>
        <table:table-row table:style-name="ro1">
          <table:table-cell table:style-name="ce77" office:value-type="string" calcext:value-type="string">
            <text:p>Hazard ID</text:p>
          </table:table-cell>
          <table:table-cell table:style-name="ce81" office:value-type="string" calcext:value-type="string" table:number-columns-spanned="7" table:number-rows-spanned="1">
            <text:p>Situational Analysis</text:p>
          </table:table-cell>
          <table:covered-table-cell table:number-columns-repeated="6" table:style-name="ce85"/>
          <table:table-cell table:style-name="ce89" office:value-type="string" calcext:value-type="string" table:number-columns-spanned="6" table:number-rows-spanned="1">
            <text:p>Hazard Identification</text:p>
          </table:table-cell>
          <table:covered-table-cell table:number-columns-repeated="5" table:style-name="ce85"/>
          <table:table-cell table:style-name="ce89" office:value-type="string" calcext:value-type="string" table:number-columns-spanned="6" table:number-rows-spanned="1">
            <text:p>Hazardous Event Classification</text:p>
          </table:table-cell>
          <table:covered-table-cell table:number-columns-repeated="5" table:style-name="ce85"/>
          <table:table-cell table:style-name="ce93" office:value-type="string" calcext:value-type="string" table:number-columns-spanned="2" table:number-rows-spanned="1">
            <text:p>Determination of ASIL and Safety Goals</text:p>
          </table:table-cell>
          <table:covered-table-cell table:style-name="ce85"/>
          <table:table-cell table:style-name="ce96" table:number-columns-repeated="6"/>
          <table:table-cell table:number-columns-repeated="996"/>
        </table:table-row>
        <table:table-row table:style-name="ro8">
          <table:table-cell table:style-name="ce78"/>
          <table:table-cell table:style-name="ce82" office:value-type="string" calcext:value-type="string">
            <text:p>Operational Mode</text:p>
          </table:table-cell>
          <table:table-cell table:style-name="ce82" office:value-type="string" calcext:value-type="string">
            <text:p>Operational Scenario</text:p>
          </table:table-cell>
          <table:table-cell table:style-name="ce82" office:value-type="string" calcext:value-type="string">
            <text:p>Environmental Details</text:p>
          </table:table-cell>
          <table:table-cell table:style-name="ce82" office:value-type="string" calcext:value-type="string">
            <text:p>Situation Details</text:p>
          </table:table-cell>
          <table:table-cell table:style-name="ce82" office:value-type="string" calcext:value-type="string">
            <text:p>Other Details</text:p>
            <text:p>(optional)</text:p>
          </table:table-cell>
          <table:table-cell table:style-name="ce82" office:value-type="string" calcext:value-type="string">
            <text:p>Item Usage</text:p>
            <text:p>(function)</text:p>
          </table:table-cell>
          <table:table-cell table:style-name="ce82" office:value-type="string" calcext:value-type="string">
            <text:p>Situation Description</text:p>
          </table:table-cell>
          <table:table-cell table:style-name="ce82" office:value-type="string" calcext:value-type="string">
            <text:p>Function</text:p>
          </table:table-cell>
          <table:table-cell table:style-name="ce82" office:value-type="string" calcext:value-type="string">
            <text:p>Deviation</text:p>
          </table:table-cell>
          <table:table-cell table:style-name="ce82" office:value-type="string" calcext:value-type="string">
            <text:p>Deviation Details</text:p>
            <text:p/>
          </table:table-cell>
          <table:table-cell table:style-name="ce82" office:value-type="string" calcext:value-type="string">
            <text:p>Hazardous Event</text:p>
            <text:p>(resulting effect)</text:p>
          </table:table-cell>
          <table:table-cell table:style-name="ce82" office:value-type="string" calcext:value-type="string">
            <text:p>Event Details</text:p>
            <text:p/>
          </table:table-cell>
          <table:table-cell table:style-name="ce82" office:value-type="string" calcext:value-type="string">
            <text:p>Hazardous Event Description</text:p>
          </table:table-cell>
          <table:table-cell table:style-name="ce82" office:value-type="string" calcext:value-type="string">
            <text:p>Exposure</text:p>
            <text:p>(of situation)</text:p>
          </table:table-cell>
          <table:table-cell table:style-name="ce82" office:value-type="string" calcext:value-type="string">
            <text:p>Rationale</text:p>
            <text:p>(for exposure)</text:p>
          </table:table-cell>
          <table:table-cell table:style-name="ce82" office:value-type="string" calcext:value-type="string">
            <text:p>Severity</text:p>
            <text:p>(of potential harm)</text:p>
          </table:table-cell>
          <table:table-cell table:style-name="ce82" office:value-type="string" calcext:value-type="string">
            <text:p>Rationale</text:p>
            <text:p>(for severity)</text:p>
          </table:table-cell>
          <table:table-cell table:style-name="ce82" office:value-type="string" calcext:value-type="string">
            <text:p>Controllability</text:p>
            <text:p>(of hazardous event)</text:p>
          </table:table-cell>
          <table:table-cell table:style-name="ce82" office:value-type="string" calcext:value-type="string">
            <text:p>Rationale</text:p>
            <text:p>(for controllability)</text:p>
          </table:table-cell>
          <table:table-cell table:style-name="ce82" office:value-type="string" calcext:value-type="string">
            <text:p>ASIL</text:p>
            <text:p>Determination</text:p>
          </table:table-cell>
          <table:table-cell table:style-name="ce78" office:value-type="string" calcext:value-type="string">
            <text:p>Safety Goal</text:p>
          </table:table-cell>
          <table:table-cell table:style-name="ce97" table:number-columns-repeated="6"/>
          <table:table-cell table:number-columns-repeated="996"/>
        </table:table-row>
        <table:table-row table:style-name="ro9">
          <table:table-cell table:style-name="ce79" office:value-type="string" calcext:value-type="string">
            <text:p>HA-001</text:p>
          </table:table-cell>
          <table:table-cell table:style-name="ce83" office:value-type="string" calcext:value-type="string">
            <text:p>OM03 – Normal driving</text:p>
          </table:table-cell>
          <table:table-cell table:style-name="ce86" office:value-type="string" calcext:value-type="string">
            <text:p>OS04 – Highway</text:p>
          </table:table-cell>
          <table:table-cell table:style-name="ce87" office:value-type="string" calcext:value-type="string">
            <text:p>EN06 – Rain (slippery road)</text:p>
          </table:table-cell>
          <table:table-cell table:style-name="ce86" office:value-type="string" calcext:value-type="string">
            <text:p>SD02 – High speed</text:p>
          </table:table-cell>
          <table:table-cell table:style-name="ce88"/>
          <table:table-cell table:style-name="ce87" office:value-type="string" calcext:value-type="string">
            <text:p>IU01 – Correctly used</text:p>
          </table:table-cell>
          <table:table-cell table:style-name="ce87" office:value-type="string" calcext:value-type="string">
            <text:p>Lane Departure Warning applies too large a vibration, causing the driver to lose control.</text:p>
          </table:table-cell>
          <table:table-cell table:style-name="ce84" office:value-type="string" calcext:value-type="string">
            <text:p>Lane Departure Warning (LDW) function shall apply an oscillating steering torque to provide the driver with haptic feedback</text:p>
          </table:table-cell>
          <table:table-cell table:style-name="ce84" office:value-type="string" calcext:value-type="string">
            <text:p>DV04 – Actor effect is too much</text:p>
          </table:table-cell>
          <table:table-cell table:style-name="ce91" office:value-type="string" calcext:value-type="string">
            <text:p>The LDW function applies an oscillating torque with very high torque (above limit).</text:p>
          </table:table-cell>
          <table:table-cell table:style-name="ce84" office:value-type="string" calcext:value-type="string">
            <text:p>EV00 – Collision with other vehicle</text:p>
          </table:table-cell>
          <table:table-cell table:style-name="ce84" office:value-type="string" calcext:value-type="string">
            <text:p>High haptic feedback can affect driver’s ability to steer as intended. The driver could lose control of the vehicle and collide with another vehicle</text:p>
          </table:table-cell>
          <table:table-cell table:style-name="ce92" office:value-type="string" calcext:value-type="string">
            <text:p>The LDW function applies too high an oscillating torque to the steering wheel (above limit).</text:p>
          </table:table-cell>
          <table:table-cell table:style-name="ce84" office:value-type="string" calcext:value-type="string">
            <text:p>E3 – Medium probability</text:p>
          </table:table-cell>
          <table:table-cell table:style-name="ce84" office:value-type="string" calcext:value-type="string">
            <text:p>Normal driving on wet highway roads occurs quite often.</text:p>
          </table:table-cell>
          <table:table-cell table:style-name="ce84" office:value-type="string" calcext:value-type="string">
            <text:p>S3 - Life-threatening or fatal injuries</text:p>
          </table:table-cell>
          <table:table-cell table:style-name="ce84" office:value-type="string" calcext:value-type="string">
            <text:p>Vehicle is traveling at high speeds</text:p>
          </table:table-cell>
          <table:table-cell table:style-name="ce84" office:value-type="string" calcext:value-type="string">
            <text:p>C3 – Difficult to control or uncontrollable</text:p>
          </table:table-cell>
          <table:table-cell table:style-name="ce84" office:value-type="string" calcext:value-type="string">
            <text:p>Excessive vibrations of the steering wheel would be difficult for the average driver to control.</text:p>
          </table:table-cell>
          <table:table-cell table:style-name="ce79" office:value-type="string" calcext:value-type="string">
            <text:p>C</text:p>
          </table:table-cell>
          <table:table-cell table:style-name="ce94" office:value-type="string" calcext:value-type="string">
            <text:p>The oscillating steering torque from the lane departure warning function shall be limited.</text:p>
          </table:table-cell>
          <table:table-cell table:style-name="ce98" table:number-columns-repeated="3"/>
          <table:table-cell table:style-name="ce100" table:number-columns-repeated="3"/>
          <table:table-cell table:number-columns-repeated="996"/>
        </table:table-row>
        <table:table-row table:style-name="ro10">
          <table:table-cell table:style-name="ce79" office:value-type="string" calcext:value-type="string">
            <text:p>HA-002</text:p>
          </table:table-cell>
          <table:table-cell table:style-name="ce84" office:value-type="string" calcext:value-type="string">
            <text:p>OM03 – Normal driving</text:p>
          </table:table-cell>
          <table:table-cell table:style-name="ce84" office:value-type="string" calcext:value-type="string">
            <text:p>OS03 – Country Road</text:p>
          </table:table-cell>
          <table:table-cell table:style-name="ce84" office:value-type="string" calcext:value-type="string">
            <text:p>EN01 – Normal conditions</text:p>
          </table:table-cell>
          <table:table-cell table:style-name="ce84" office:value-type="string" calcext:value-type="string">
            <text:p>SD02 – High speed</text:p>
          </table:table-cell>
          <table:table-cell table:style-name="ce84"/>
          <table:table-cell table:style-name="ce84" office:value-type="string" calcext:value-type="string">
            <text:p>IU02 – Incorrectly used</text:p>
          </table:table-cell>
          <table:table-cell table:style-name="ce84" office:value-type="string" calcext:value-type="string">
            <text:p>Driver misuses Lane Keeping Assistance function by treating it as an autonomous function and taking both hands off of the steering wheel.</text:p>
          </table:table-cell>
          <table:table-cell table:style-name="ce84" office:value-type="string" calcext:value-type="string">
            <text:p>Lane Keeping Assistance (LKA) function shall apply the steering torque when active in order to stay in ego lane</text:p>
          </table:table-cell>
          <table:table-cell table:style-name="ce84" office:value-type="string" calcext:value-type="string">
            <text:p>DV03 – Function always activated</text:p>
          </table:table-cell>
          <table:table-cell table:style-name="ce84" office:value-type="string" calcext:value-type="string">
            <text:p>THE LKA function stays activated after driver begins misuse.</text:p>
          </table:table-cell>
          <table:table-cell table:style-name="ce84" office:value-type="string" calcext:value-type="string">
            <text:p>EV00 – Collision with other vehicle</text:p>
          </table:table-cell>
          <table:table-cell table:style-name="ce84" office:value-type="string" calcext:value-type="string">
            <text:p>Removing the driver’s hands from the steering wheel reduces the driver’s ability to react to potential hazards, such as colliding with another vehicle entering the ego lane.</text:p>
          </table:table-cell>
          <table:table-cell table:style-name="ce84" office:value-type="string" calcext:value-type="string">
            <text:p>The driver misuses the LKA function by taking both hands off the steering wheel.</text:p>
          </table:table-cell>
          <table:table-cell table:style-name="ce84" office:value-type="string" calcext:value-type="string">
            <text:p>E2 – Low probability</text:p>
          </table:table-cell>
          <table:table-cell table:style-name="ce84" office:value-type="string" calcext:value-type="string">
            <text:p>Driving on a country road and misusing the system occurs sometimes.</text:p>
          </table:table-cell>
          <table:table-cell table:style-name="ce84" office:value-type="string" calcext:value-type="string">
            <text:p>S3 - Life-threatening or fatal injuries</text:p>
          </table:table-cell>
          <table:table-cell table:style-name="ce84" office:value-type="string" calcext:value-type="string">
            <text:p>Vehicle is traveling at high speeds</text:p>
          </table:table-cell>
          <table:table-cell table:style-name="ce84" office:value-type="string" calcext:value-type="string">
            <text:p>C3 – Difficult to control or uncontrollable</text:p>
          </table:table-cell>
          <table:table-cell table:style-name="ce84" office:value-type="string" calcext:value-type="string">
            <text:p>A vehicle accident is uncontrollable because the driver does not have their hands on the steering wheel.</text:p>
          </table:table-cell>
          <table:table-cell table:style-name="ce79" office:value-type="string" calcext:value-type="string">
            <text:p>B</text:p>
          </table:table-cell>
          <table:table-cell table:style-name="ce94" office:value-type="string" calcext:value-type="string">
            <text:p>The lane keeping assistance function shall be time limited and the additional steering torque shall end after a given time interval so that the driver cannot misuse the system for autonomous driving.</text:p>
          </table:table-cell>
          <table:table-cell table:style-name="ce98" table:number-columns-repeated="3"/>
          <table:table-cell table:style-name="ce100" table:number-columns-repeated="3"/>
          <table:table-cell table:number-columns-repeated="996"/>
        </table:table-row>
        <table:table-row table:style-name="ro11">
          <table:table-cell table:style-name="ce80" office:value-type="string" calcext:value-type="string">
            <text:p>HA-003</text:p>
          </table:table-cell>
          <table:table-cell table:style-name="ce80" office:value-type="string" calcext:value-type="string">
            <text:p>OM03 – Normal driving</text:p>
          </table:table-cell>
          <table:table-cell table:style-name="ce80" office:value-type="string" calcext:value-type="string">
            <text:p>OS02 – City Road</text:p>
          </table:table-cell>
          <table:table-cell table:style-name="ce80" office:value-type="string" calcext:value-type="string">
            <text:p>EN01 – Normal conditions</text:p>
          </table:table-cell>
          <table:table-cell table:style-name="ce80" office:value-type="string" calcext:value-type="string">
            <text:p>SD01 – Low speed</text:p>
          </table:table-cell>
          <table:table-cell table:style-name="ce80"/>
          <table:table-cell table:style-name="ce80" office:value-type="string" calcext:value-type="string">
            <text:p>IU01 – Correctly used</text:p>
          </table:table-cell>
          <table:table-cell table:style-name="ce80" office:value-type="string" calcext:value-type="string">
            <text:p>Lane Keeping Assistance misidentifies lane markings, causing it to direct the car away from the center of the lane.</text:p>
          </table:table-cell>
          <table:table-cell table:style-name="ce80" office:value-type="string" calcext:value-type="string">
            <text:p>Lane Keeping Assistance (LKA) function shall apply the steering torque when active in order to stay in ego lane</text:p>
          </table:table-cell>
          <table:table-cell table:style-name="ce80" office:value-type="string" calcext:value-type="string">
            <text:p>DV11 – Actor effect is wrong</text:p>
          </table:table-cell>
          <table:table-cell table:style-name="ce80" office:value-type="string" calcext:value-type="string">
            <text:p>The LKA function steers the car away from the ego lane.</text:p>
          </table:table-cell>
          <table:table-cell table:style-name="ce80" office:value-type="string" calcext:value-type="string">
            <text:p>EV-02 – Side collision with other traffic</text:p>
          </table:table-cell>
          <table:table-cell table:style-name="ce80" office:value-type="string" calcext:value-type="string">
            <text:p>The LKA steers the vehicle away from the center of the lane, which could cause the vehicle to collide with another vehicle.</text:p>
          </table:table-cell>
          <table:table-cell table:style-name="ce80" office:value-type="string" calcext:value-type="string">
            <text:p>The LKA incorrectly steers the vehicle away from the center of the lane.</text:p>
          </table:table-cell>
          <table:table-cell table:style-name="ce80" office:value-type="string" calcext:value-type="string">
            <text:p>E4 – High probability</text:p>
          </table:table-cell>
          <table:table-cell table:style-name="ce80" office:value-type="string" calcext:value-type="string">
            <text:p>Driving on a city road occurs regularly.</text:p>
          </table:table-cell>
          <table:table-cell table:style-name="ce80" office:value-type="string" calcext:value-type="string">
            <text:p>S2 – Light and moderate injuries</text:p>
          </table:table-cell>
          <table:table-cell table:style-name="ce80" office:value-type="string" calcext:value-type="string">
            <text:p>Vehicle is traveling at low speeds and making a side impact with another vehicle.</text:p>
          </table:table-cell>
          <table:table-cell table:style-name="ce80" office:value-type="string" calcext:value-type="string">
            <text:p>C3 – Difficult to control or uncontrollable</text:p>
          </table:table-cell>
          <table:table-cell table:style-name="ce80" office:value-type="string" calcext:value-type="string">
            <text:p>The LKA is controlling the vehicle in the wrong manner, giving the driver no control.</text:p>
          </table:table-cell>
          <table:table-cell table:style-name="ce80" office:value-type="string" calcext:value-type="string">
            <text:p>C</text:p>
          </table:table-cell>
          <table:table-cell table:style-name="ce95" office:value-type="string" calcext:value-type="string">
            <text:p>The lane keeping assistance function shall how a small enough torque that the average driver can override it and steer the vehicle correctly.</text:p>
          </table:table-cell>
          <table:table-cell table:style-name="ce99" table:number-columns-repeated="3"/>
          <table:table-cell table:style-name="ce101" table:number-columns-repeated="3"/>
          <table:table-cell table:number-columns-repeated="996"/>
        </table:table-row>
        <table:table-row table:style-name="ro9">
          <table:table-cell table:style-name="ce80" office:value-type="string" calcext:value-type="string">
            <text:p>HA-004</text:p>
          </table:table-cell>
          <table:table-cell table:style-name="ce83" office:value-type="string" calcext:value-type="string">
            <text:p>OM03 – Normal driving</text:p>
          </table:table-cell>
          <table:table-cell table:style-name="ce86" office:value-type="string" calcext:value-type="string">
            <text:p>OS02 – City Road</text:p>
          </table:table-cell>
          <table:table-cell table:style-name="ce87" office:value-type="string" calcext:value-type="string">
            <text:p>EN01 – Normal conditions</text:p>
          </table:table-cell>
          <table:table-cell table:style-name="ce86" office:value-type="string" calcext:value-type="string">
            <text:p>SD01 – Low speed</text:p>
          </table:table-cell>
          <table:table-cell table:style-name="ce88"/>
          <table:table-cell table:style-name="ce87" office:value-type="string" calcext:value-type="string">
            <text:p>IU01 – Correctly used</text:p>
          </table:table-cell>
          <table:table-cell table:style-name="ce87" office:value-type="string" calcext:value-type="string">
            <text:p>Lane Departure Warning applies too large a vibration, causing the driver to lose control.</text:p>
          </table:table-cell>
          <table:table-cell table:style-name="ce84" office:value-type="string" calcext:value-type="string">
            <text:p>Lane Departure Warning (LDW) function shall apply an oscillating steering torque to provide the driver with haptic feedback</text:p>
          </table:table-cell>
          <table:table-cell table:style-name="ce84" office:value-type="string" calcext:value-type="string">
            <text:p>DV04 – Actor effect is too much</text:p>
          </table:table-cell>
          <table:table-cell table:style-name="ce91" office:value-type="string" calcext:value-type="string">
            <text:p>The LDW function applies an oscillating torque with very high torque (above limit).</text:p>
          </table:table-cell>
          <table:table-cell table:style-name="ce84" office:value-type="string" calcext:value-type="string">
            <text:p>EV00 – Collision with other vehicle</text:p>
          </table:table-cell>
          <table:table-cell table:style-name="ce84" office:value-type="string" calcext:value-type="string">
            <text:p>High haptic feedback can affect driver’s ability to steer as intended. The driver could lose control of the vehicle and collide with another vehicle</text:p>
          </table:table-cell>
          <table:table-cell table:style-name="ce92" office:value-type="string" calcext:value-type="string">
            <text:p>The LDW function applies too high an oscillating torque to the steering wheel (above limit).</text:p>
          </table:table-cell>
          <table:table-cell table:style-name="ce84" office:value-type="string" calcext:value-type="string">
            <text:p>E4 – High probability</text:p>
          </table:table-cell>
          <table:table-cell table:style-name="ce84" office:value-type="string" calcext:value-type="string">
            <text:p>Driving on a city road occurs regularly.</text:p>
          </table:table-cell>
          <table:table-cell table:style-name="ce84" office:value-type="string" calcext:value-type="string">
            <text:p>S2 – Light and moderate injuries</text:p>
          </table:table-cell>
          <table:table-cell table:style-name="ce84" office:value-type="string" calcext:value-type="string">
            <text:p>Vehicle is traveling at low speeds.</text:p>
          </table:table-cell>
          <table:table-cell table:style-name="ce84" office:value-type="string" calcext:value-type="string">
            <text:p>C3 – Difficult to control or uncontrollable</text:p>
          </table:table-cell>
          <table:table-cell table:style-name="ce84" office:value-type="string" calcext:value-type="string">
            <text:p>Excessive vibrations of the steering wheel would be difficult for the average driver to control.</text:p>
          </table:table-cell>
          <table:table-cell table:style-name="ce79" office:value-type="string" calcext:value-type="string">
            <text:p>C</text:p>
          </table:table-cell>
          <table:table-cell table:style-name="ce94" office:value-type="string" calcext:value-type="string">
            <text:p>The oscillating steering torque from the lane departure warning function shall be limited.</text:p>
          </table:table-cell>
          <table:table-cell table:style-name="ce99" table:number-columns-repeated="3"/>
          <table:table-cell table:style-name="ce101" table:number-columns-repeated="3"/>
          <table:table-cell table:number-columns-repeated="996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9"/>
          <table:table-cell table:style-name="ce90"/>
          <table:table-cell table:number-columns-repeated="1014"/>
        </table:table-row>
        <table:table-row table:style-name="ro5" table:number-rows-repeated="1048555">
          <table:table-cell table:number-columns-repeated="1024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Examples" table:style-name="ta2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6" table:default-cell-style-name="Default"/>
        <table:table-column table:style-name="co1" table:number-columns-repeated="995" table:default-cell-style-name="Default"/>
        <table:table-row table:style-name="ro6">
          <table:table-cell table:style-name="ce30"/>
          <table:table-cell table:style-name="ce32" table:number-columns-repeated="28"/>
          <table:table-cell table:number-columns-repeated="995"/>
        </table:table-row>
        <table:table-row table:style-name="ro7">
          <table:table-cell table:style-name="ce31"/>
          <table:table-cell table:style-name="ce33" office:value-type="string" calcext:value-type="string">
            <text:p>EXAMPLE DISCUSSED IN THE PROJECT INSTRUCTIONS - Headlamp System</text:p>
          </table:table-cell>
          <table:table-cell table:style-name="ce32" table:number-columns-repeated="27"/>
          <table:table-cell table:number-columns-repeated="995"/>
        </table:table-row>
        <table:table-row table:style-name="ro7">
          <table:table-cell table:style-name="ce32"/>
          <table:table-cell/>
          <table:table-cell table:style-name="ce32" table:number-columns-repeated="6"/>
          <table:table-cell table:style-name="ce35"/>
          <table:table-cell table:style-name="ce32" table:number-columns-repeated="20"/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Hazard ID</text:p>
          </table:table-cell>
          <table:table-cell table:style-name="ce34" office:value-type="string" calcext:value-type="string" table:number-columns-spanned="7" table:number-rows-spanned="1">
            <text:p>Situational Analysis</text:p>
          </table:table-cell>
          <table:covered-table-cell table:number-columns-repeated="5" table:style-name="ce13"/>
          <table:covered-table-cell table:style-name="ce36"/>
          <table:table-cell table:style-name="ce37" office:value-type="string" calcext:value-type="string" table:number-columns-spanned="6" table:number-rows-spanned="1">
            <text:p>Hazard Identification</text:p>
          </table:table-cell>
          <table:covered-table-cell table:number-columns-repeated="4" table:style-name="ce13"/>
          <table:covered-table-cell table:style-name="ce36"/>
          <table:table-cell table:style-name="ce37" office:value-type="string" calcext:value-type="string" table:number-columns-spanned="6" table:number-rows-spanned="1">
            <text:p>Hazardous Event Classification</text:p>
          </table:table-cell>
          <table:covered-table-cell table:number-columns-repeated="4" table:style-name="ce13"/>
          <table:covered-table-cell table:style-name="ce36"/>
          <table:table-cell table:style-name="ce38" office:value-type="string" calcext:value-type="string" table:number-columns-spanned="2" table:number-rows-spanned="1">
            <text:p>Determination of ASIL and Safety Goals</text:p>
          </table:table-cell>
          <table:covered-table-cell table:style-name="ce36"/>
          <table:table-cell table:number-columns-repeated="1001"/>
        </table:table-row>
        <table:table-row table:style-name="ro1">
          <table:table-cell/>
          <table:table-cell table:style-name="ce3"/>
          <table:table-cell table:style-name="ce10" office:value-type="string" calcext:value-type="string">
            <text:p>Operational Mode</text:p>
          </table:table-cell>
          <table:table-cell table:style-name="ce10" office:value-type="string" calcext:value-type="string">
            <text:p>Operational Scenario</text:p>
          </table:table-cell>
          <table:table-cell table:style-name="ce10" office:value-type="string" calcext:value-type="string">
            <text:p>Environmental Details</text:p>
          </table:table-cell>
          <table:table-cell table:style-name="ce10" office:value-type="string" calcext:value-type="string">
            <text:p>Situation Details</text:p>
            <text:p>(optional)</text:p>
          </table:table-cell>
          <table:table-cell table:style-name="ce10" office:value-type="string" calcext:value-type="string">
            <text:p>Other Details</text:p>
            <text:p>(optional)</text:p>
          </table:table-cell>
          <table:table-cell table:style-name="ce10" office:value-type="string" calcext:value-type="string">
            <text:p>Item Usage</text:p>
            <text:p>(function)</text:p>
          </table:table-cell>
          <table:table-cell table:style-name="ce10" office:value-type="string" calcext:value-type="string">
            <text:p>Situation Description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Deviation</text:p>
          </table:table-cell>
          <table:table-cell table:style-name="ce10" office:value-type="string" calcext:value-type="string">
            <text:p>Deviation Details</text:p>
            <text:p/>
          </table:table-cell>
          <table:table-cell table:style-name="ce10" office:value-type="string" calcext:value-type="string">
            <text:p>Hazardous Event</text:p>
            <text:p>(resulting effect)</text:p>
          </table:table-cell>
          <table:table-cell table:style-name="ce10" office:value-type="string" calcext:value-type="string">
            <text:p>Event Details</text:p>
            <text:p/>
          </table:table-cell>
          <table:table-cell table:style-name="ce10" office:value-type="string" calcext:value-type="string">
            <text:p>Hazardous Event Description</text:p>
          </table:table-cell>
          <table:table-cell table:style-name="ce10" office:value-type="string" calcext:value-type="string">
            <text:p>Exposure</text:p>
            <text:p>(of situation)</text:p>
          </table:table-cell>
          <table:table-cell table:style-name="ce10" office:value-type="string" calcext:value-type="string">
            <text:p>Rationale</text:p>
            <text:p>(for exposure)</text:p>
          </table:table-cell>
          <table:table-cell table:style-name="ce10" office:value-type="string" calcext:value-type="string">
            <text:p>Severity</text:p>
            <text:p>(of potential harm)</text:p>
          </table:table-cell>
          <table:table-cell table:style-name="ce10" office:value-type="string" calcext:value-type="string">
            <text:p>Rationale</text:p>
            <text:p>(for severity)</text:p>
          </table:table-cell>
          <table:table-cell table:style-name="ce10" office:value-type="string" calcext:value-type="string">
            <text:p>Controllability</text:p>
            <text:p>(of hazardous event)</text:p>
          </table:table-cell>
          <table:table-cell table:style-name="ce10" office:value-type="string" calcext:value-type="string">
            <text:p>Rationale</text:p>
            <text:p>(for controllability)</text:p>
          </table:table-cell>
          <table:table-cell table:style-name="ce10" office:value-type="string" calcext:value-type="string">
            <text:p>ASIL</text:p>
            <text:p>Determination</text:p>
          </table:table-cell>
          <table:table-cell table:style-name="ce3" office:value-type="string" calcext:value-type="string">
            <text:p>Safety Goal</text:p>
          </table:table-cell>
          <table:table-cell table:style-name="ce1" table:number-columns-repeated="6"/>
          <table:table-cell table:number-columns-repeated="995"/>
        </table:table-row>
        <table:table-row table:style-name="ro7">
          <table:table-cell table:style-name="ce29"/>
          <table:table-cell table:style-name="ce5" office:value-type="string" calcext:value-type="string">
            <text:p>HA-001</text:p>
          </table:table-cell>
          <table:table-cell table:style-name="ce5" office:value-type="string" calcext:value-type="string">
            <text:p>Normal Driving</text:p>
          </table:table-cell>
          <table:table-cell table:style-name="ce5" office:value-type="string" calcext:value-type="string">
            <text:p>City Road</text:p>
          </table:table-cell>
          <table:table-cell table:style-name="ce5" office:value-type="string" calcext:value-type="string">
            <text:p>Normal Conditions</text:p>
          </table:table-cell>
          <table:table-cell table:style-name="ce5" office:value-type="string" calcext:value-type="string">
            <text:p>Low Speed</text:p>
          </table:table-cell>
          <table:table-cell table:style-name="ce5" office:value-type="string" calcext:value-type="string">
            <text:p>Night time + Obstacle on the road</text:p>
          </table:table-cell>
          <table:table-cell table:style-name="ce5" office:value-type="string" calcext:value-type="string">
            <text:p>Correctly Used</text:p>
          </table:table-cell>
          <table:table-cell table:style-name="ce5" office:value-type="string" calcext:value-type="string">
            <text:p>Normal Driving on a City Road in Normal Conditions at Low Speed at Night with an Obstacle on the Road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Front collision with obstacle</text:p>
          </table:table-cell>
          <table:table-cell table:style-name="ce5" office:value-type="string" calcext:value-type="string">
            <text:p>Vehicle crashes into the obstacle with injury to driver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4 - High probability</text:p>
          </table:table-cell>
          <table:table-cell table:style-name="ce5" office:value-type="string" calcext:value-type="string">
            <text:p>night driving in the city is a regular activity</text:p>
          </table:table-cell>
          <table:table-cell table:style-name="ce5" office:value-type="string" calcext:value-type="string">
            <text:p>S1 - Light and moderate injuries</text:p>
          </table:table-cell>
          <table:table-cell table:style-name="ce5" office:value-type="string" calcext:value-type="string">
            <text:p>In city traffiic, speed of vehicle is expected to be low</text:p>
          </table:table-cell>
          <table:table-cell table:style-name="ce5" office:value-type="string" calcext:value-type="string">
            <text:p>C0 - Controllable in general</text:p>
          </table:table-cell>
          <table:table-cell table:style-name="ce5" office:value-type="string" calcext:value-type="string">
            <text:p>At city speed, most drivers will be able to control the situation by applying brakes and there is additional illmunitation on city roads</text:p>
          </table:table-cell>
          <table:table-cell table:style-name="ce5" office:value-type="string" calcext:value-type="string">
            <text:p>QM</text:p>
          </table:table-cell>
          <table:table-cell table:style-name="ce24" office:value-type="string" calcext:value-type="string">
            <text:p>Total Loss of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7">
          <table:table-cell table:style-name="ce32" table:number-columns-repeated="29"/>
          <table:table-cell table:number-columns-repeated="995"/>
        </table:table-row>
        <table:table-row table:style-name="ro7">
          <table:table-cell table:style-name="ce32"/>
          <table:table-cell table:style-name="ce33"/>
          <table:table-cell table:style-name="ce32" table:number-columns-repeated="27"/>
          <table:table-cell table:number-columns-repeated="995"/>
        </table:table-row>
        <table:table-row table:style-name="ro7">
          <table:table-cell table:style-name="ce32" table:number-columns-repeated="29"/>
          <table:table-cell table:number-columns-repeated="995"/>
        </table:table-row>
        <table:table-row table:style-name="ro7">
          <table:table-cell table:style-name="ce32"/>
          <table:table-cell table:style-name="ce33" office:value-type="string" calcext:value-type="string">
            <text:p>MORE EXAMPLES - Headlamp System</text:p>
          </table:table-cell>
          <table:table-cell table:style-name="ce32" table:number-columns-repeated="27"/>
          <table:table-cell table:number-columns-repeated="995"/>
        </table:table-row>
        <table:table-row table:style-name="ro7">
          <table:table-cell table:style-name="ce32" table:number-columns-repeated="29"/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Hazard ID</text:p>
          </table:table-cell>
          <table:table-cell table:style-name="ce9" office:value-type="string" calcext:value-type="string" table:number-columns-spanned="7" table:number-rows-spanned="1">
            <text:p>Situation Analysis</text:p>
          </table:table-cell>
          <table:covered-table-cell table:number-columns-repeated="6" table:style-name="ce13"/>
          <table:table-cell table:style-name="ce18" office:value-type="string" calcext:value-type="string" table:number-columns-spanned="6" table:number-rows-spanned="1">
            <text:p>Hazard Identification</text:p>
          </table:table-cell>
          <table:covered-table-cell table:number-columns-repeated="5" table:style-name="ce13"/>
          <table:table-cell table:style-name="ce18" office:value-type="string" calcext:value-type="string" table:number-columns-spanned="6" table:number-rows-spanned="1">
            <text:p>Hazardous Event Classification</text:p>
          </table:table-cell>
          <table:covered-table-cell table:number-columns-repeated="5" table:style-name="ce13"/>
          <table:table-cell table:style-name="ce22" office:value-type="string" calcext:value-type="string" table:number-columns-spanned="2" table:number-rows-spanned="1">
            <text:p>Determination of ASIL and Safety Goals</text:p>
          </table:table-cell>
          <table:covered-table-cell table:style-name="ce13"/>
          <table:table-cell table:style-name="ce25" table:number-columns-repeated="6"/>
          <table:table-cell table:number-columns-repeated="995"/>
        </table:table-row>
        <table:table-row table:style-name="ro1">
          <table:table-cell/>
          <table:table-cell table:style-name="ce3"/>
          <table:table-cell table:style-name="ce10" office:value-type="string" calcext:value-type="string">
            <text:p>Operational Mode</text:p>
          </table:table-cell>
          <table:table-cell table:style-name="ce10" office:value-type="string" calcext:value-type="string">
            <text:p>Operational Scenario</text:p>
          </table:table-cell>
          <table:table-cell table:style-name="ce10" office:value-type="string" calcext:value-type="string">
            <text:p>Environmental Details</text:p>
          </table:table-cell>
          <table:table-cell table:style-name="ce10" office:value-type="string" calcext:value-type="string">
            <text:p>Situation Details</text:p>
            <text:p>(optional)</text:p>
          </table:table-cell>
          <table:table-cell table:style-name="ce10" office:value-type="string" calcext:value-type="string">
            <text:p>Other Details</text:p>
            <text:p>(optional)</text:p>
          </table:table-cell>
          <table:table-cell table:style-name="ce10" office:value-type="string" calcext:value-type="string">
            <text:p>Item Usage</text:p>
            <text:p>(function)</text:p>
          </table:table-cell>
          <table:table-cell table:style-name="ce10" office:value-type="string" calcext:value-type="string">
            <text:p>Situation Description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Deviation</text:p>
          </table:table-cell>
          <table:table-cell table:style-name="ce10" office:value-type="string" calcext:value-type="string">
            <text:p>Deviation Details</text:p>
            <text:p/>
          </table:table-cell>
          <table:table-cell table:style-name="ce10" office:value-type="string" calcext:value-type="string">
            <text:p>Hazardous Event</text:p>
            <text:p>(resulting effect)</text:p>
          </table:table-cell>
          <table:table-cell table:style-name="ce10" office:value-type="string" calcext:value-type="string">
            <text:p>Event Details</text:p>
            <text:p/>
          </table:table-cell>
          <table:table-cell table:style-name="ce10" office:value-type="string" calcext:value-type="string">
            <text:p>Hazardous Event Description</text:p>
          </table:table-cell>
          <table:table-cell table:style-name="ce10" office:value-type="string" calcext:value-type="string">
            <text:p>Exposure</text:p>
            <text:p>(of situation)</text:p>
          </table:table-cell>
          <table:table-cell table:style-name="ce10" office:value-type="string" calcext:value-type="string">
            <text:p>Rationale</text:p>
            <text:p>(for exposure)</text:p>
          </table:table-cell>
          <table:table-cell table:style-name="ce10" office:value-type="string" calcext:value-type="string">
            <text:p>Severity</text:p>
            <text:p>(of potential harm)</text:p>
          </table:table-cell>
          <table:table-cell table:style-name="ce10" office:value-type="string" calcext:value-type="string">
            <text:p>Rationale</text:p>
            <text:p>(for severity)</text:p>
          </table:table-cell>
          <table:table-cell table:style-name="ce10" office:value-type="string" calcext:value-type="string">
            <text:p>Controllability</text:p>
            <text:p>(of hazardous event)</text:p>
          </table:table-cell>
          <table:table-cell table:style-name="ce10" office:value-type="string" calcext:value-type="string">
            <text:p>Rationale</text:p>
            <text:p>(for controllability)</text:p>
          </table:table-cell>
          <table:table-cell table:style-name="ce10" office:value-type="string" calcext:value-type="string">
            <text:p>ASIL</text:p>
            <text:p>Determination</text:p>
          </table:table-cell>
          <table:table-cell table:style-name="ce3" office:value-type="string" calcext:value-type="string">
            <text:p>Safety Goal</text:p>
          </table:table-cell>
          <table:table-cell table:style-name="ce1" table:number-columns-repeated="6"/>
          <table:table-cell table:number-columns-repeated="995"/>
        </table:table-row>
        <table:table-row table:style-name="ro7">
          <table:table-cell/>
          <table:table-cell table:style-name="ce5" office:value-type="string" calcext:value-type="string">
            <text:p>HA-001</text:p>
          </table:table-cell>
          <table:table-cell table:style-name="ce5" office:value-type="string" calcext:value-type="string">
            <text:p>OM03 - Normal Driving</text:p>
          </table:table-cell>
          <table:table-cell table:style-name="ce5" office:value-type="string" calcext:value-type="string">
            <text:p>OS01 - City Road</text:p>
          </table:table-cell>
          <table:table-cell table:style-name="ce5" office:value-type="string" calcext:value-type="string">
            <text:p>EN01 - Normal conditions</text:p>
          </table:table-cell>
          <table:table-cell table:style-name="ce5" office:value-type="string" calcext:value-type="string">
            <text:p>SD03 - Low speed</text:p>
          </table:table-cell>
          <table:table-cell table:style-name="ce5" office:value-type="string" calcext:value-type="string">
            <text:p>Night time + Obstacle on the road</text:p>
          </table:table-cell>
          <table:table-cell table:style-name="ce5" office:value-type="string" calcext:value-type="string">
            <text:p>IU01 - Correctly used</text:p>
          </table:table-cell>
          <table:table-cell table:style-name="ce5" office:value-type="string" calcext:value-type="string">
            <text:p>Normal Driving on City Road during Normal conditions with Low speed (Night time + Obstacle on the road)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DV01 - 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EV04 - Front collision with obstacle</text:p>
          </table:table-cell>
          <table:table-cell table:style-name="ce5" office:value-type="string" calcext:value-type="string">
            <text:p>Vehicle crashes into the obstacle with injury to driver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4 - High probability</text:p>
          </table:table-cell>
          <table:table-cell table:style-name="ce5" office:value-type="string" calcext:value-type="string">
            <text:p>night driving in the city is a regular activity</text:p>
          </table:table-cell>
          <table:table-cell table:style-name="ce5" office:value-type="string" calcext:value-type="string">
            <text:p>S1 - Light and moderate injuries</text:p>
          </table:table-cell>
          <table:table-cell table:style-name="ce5" office:value-type="string" calcext:value-type="string">
            <text:p>In city traffiic, speed of vehicle is expected to be low</text:p>
          </table:table-cell>
          <table:table-cell table:style-name="ce5" office:value-type="string" calcext:value-type="string">
            <text:p>C0 - Controllable in general</text:p>
          </table:table-cell>
          <table:table-cell table:style-name="ce5" office:value-type="string" calcext:value-type="string">
            <text:p>At city speed, most drivers will be able to control the situation by applying brakes and there is additional illmunitation on city roads</text:p>
          </table:table-cell>
          <table:table-cell table:style-name="ce5" office:value-type="string" calcext:value-type="string">
            <text:p>QM</text:p>
          </table:table-cell>
          <table:table-cell table:style-name="ce24" office:value-type="string" calcext:value-type="string">
            <text:p>Total loss of low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7">
          <table:table-cell/>
          <table:table-cell table:style-name="ce5" office:value-type="string" calcext:value-type="string">
            <text:p>HA-002</text:p>
          </table:table-cell>
          <table:table-cell table:style-name="ce5" office:value-type="string" calcext:value-type="string">
            <text:p>OM03 - Normal Driving</text:p>
          </table:table-cell>
          <table:table-cell table:style-name="ce5" office:value-type="string" calcext:value-type="string">
            <text:p>OS01 - City Road</text:p>
          </table:table-cell>
          <table:table-cell table:style-name="ce5" office:value-type="string" calcext:value-type="string">
            <text:p>EN04 - Snowfall (degraded view)</text:p>
          </table:table-cell>
          <table:table-cell table:style-name="ce5" office:value-type="string" calcext:value-type="string">
            <text:p>SD03 - Low speed</text:p>
          </table:table-cell>
          <table:table-cell table:style-name="ce5" office:value-type="string" calcext:value-type="string">
            <text:p>Night time + Obstacle on the road and no other illumination on road</text:p>
          </table:table-cell>
          <table:table-cell table:style-name="ce5" office:value-type="string" calcext:value-type="string">
            <text:p>IU01 - Correctly used</text:p>
          </table:table-cell>
          <table:table-cell table:style-name="ce5" office:value-type="string" calcext:value-type="string">
            <text:p>Normal Driving on City Road during Snowfall (degraded view) with Low speed (Night time + Obstacle on the road and no other illumination on road)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DV01 - 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EV04 - Front collision with obstacle</text:p>
          </table:table-cell>
          <table:table-cell table:style-name="ce5" office:value-type="string" calcext:value-type="string">
            <text:p>Vehicle crashes into the obstacle with injury to driver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1 - Very low probability</text:p>
          </table:table-cell>
          <table:table-cell table:style-name="ce5" office:value-type="string" calcext:value-type="string">
            <text:p>night driving in the city on completely unilluminated roads while it is snowing is rare</text:p>
          </table:table-cell>
          <table:table-cell table:style-name="ce5" office:value-type="string" calcext:value-type="string">
            <text:p>S1 - Light and moderate injuries</text:p>
          </table:table-cell>
          <table:table-cell table:style-name="ce5" office:value-type="string" calcext:value-type="string">
            <text:p>In city traffiic, speed of vehicle is expected to be low</text:p>
          </table:table-cell>
          <table:table-cell table:style-name="ce5" office:value-type="string" calcext:value-type="string">
            <text:p>C1 - Simply controllable</text:p>
          </table:table-cell>
          <table:table-cell table:style-name="ce5" office:value-type="string" calcext:value-type="string">
            <text:p>On completely unilluminated city roads, drivers usually drive at lower end of city speeds and hence are expected to be able to control vehicle</text:p>
          </table:table-cell>
          <table:table-cell table:style-name="ce5" office:value-type="string" calcext:value-type="string">
            <text:p>QM</text:p>
          </table:table-cell>
          <table:table-cell table:style-name="ce24" office:value-type="string" calcext:value-type="string">
            <text:p>Total loss of low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7">
          <table:table-cell/>
          <table:table-cell table:style-name="ce5" office:value-type="string" calcext:value-type="string">
            <text:p>HA-003</text:p>
          </table:table-cell>
          <table:table-cell table:style-name="ce5" office:value-type="string" calcext:value-type="string">
            <text:p>OM03 - Normal Driving</text:p>
          </table:table-cell>
          <table:table-cell table:style-name="ce5" office:value-type="string" calcext:value-type="string">
            <text:p>OS03 - Highway</text:p>
          </table:table-cell>
          <table:table-cell table:style-name="ce5" office:value-type="string" calcext:value-type="string">
            <text:p>EN04 - Snowfall (degraded view)</text:p>
          </table:table-cell>
          <table:table-cell table:style-name="ce5" office:value-type="string" calcext:value-type="string">
            <text:p>SD03 - High speed</text:p>
          </table:table-cell>
          <table:table-cell table:style-name="ce5" office:value-type="string" calcext:value-type="string">
            <text:p>Night time + Obstacle on the road or upcoming curve</text:p>
          </table:table-cell>
          <table:table-cell table:style-name="ce5" office:value-type="string" calcext:value-type="string">
            <text:p>IU01 - Correctly used</text:p>
          </table:table-cell>
          <table:table-cell table:style-name="ce5" office:value-type="string" calcext:value-type="string">
            <text:p>Normal Driving on Highway during Snowfall (degraded view) with High speed (Night time + Obstacle on the road or upcoming curve)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DV01 - 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EV04 - Front collision with obstacle</text:p>
          </table:table-cell>
          <table:table-cell table:style-name="ce5" office:value-type="string" calcext:value-type="string">
            <text:p>Vehicle crashes into the obstacle or road infrastructure with injury to driver and any others present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2 - Low probability</text:p>
          </table:table-cell>
          <table:table-cell table:style-name="ce5" office:value-type="string" calcext:value-type="string">
            <text:p>High driving is part of regular driving, however, heavy snow occurs a few times a year</text:p>
          </table:table-cell>
          <table:table-cell table:style-name="ce5" office:value-type="string" calcext:value-type="string">
            <text:p>S3 - Life-threatening or fatal injuries</text:p>
          </table:table-cell>
          <table:table-cell table:style-name="ce5" office:value-type="string" calcext:value-type="string">
            <text:p>On highway speed of vehicle is expected to be high</text:p>
          </table:table-cell>
          <table:table-cell table:style-name="ce5" office:value-type="string" calcext:value-type="string">
            <text:p>C2 - Normally controllable</text:p>
          </table:table-cell>
          <table:table-cell table:style-name="ce5" office:value-type="string" calcext:value-type="string">
            <text:p>When driving on highway with low beam, it can be expected that there are other vehicles and there is some form of illumination on road and hence &gt;90% drivers are able to brake and control the vehicle. And also use other forms of warning (e.g. hazard lights) to signal malfunction</text:p>
          </table:table-cell>
          <table:table-cell table:style-name="ce5" office:value-type="string" calcext:value-type="string">
            <text:p>A</text:p>
          </table:table-cell>
          <table:table-cell table:style-name="ce24" office:value-type="string" calcext:value-type="string">
            <text:p>Total loss of low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7">
          <table:table-cell/>
          <table:table-cell table:style-name="ce5" office:value-type="string" calcext:value-type="string">
            <text:p>HA-004</text:p>
          </table:table-cell>
          <table:table-cell table:style-name="ce5" office:value-type="string" calcext:value-type="string">
            <text:p>OM03 - Normal Driving</text:p>
          </table:table-cell>
          <table:table-cell table:style-name="ce5" office:value-type="string" calcext:value-type="string">
            <text:p>OS02 - Country Road</text:p>
          </table:table-cell>
          <table:table-cell table:style-name="ce5" office:value-type="string" calcext:value-type="string">
            <text:p>EN01 - Normal conditions</text:p>
          </table:table-cell>
          <table:table-cell table:style-name="ce5" office:value-type="string" calcext:value-type="string">
            <text:p>SD02 - High speed</text:p>
          </table:table-cell>
          <table:table-cell table:style-name="ce5" office:value-type="string" calcext:value-type="string">
            <text:p>Night time + Oncoming vehicle</text:p>
          </table:table-cell>
          <table:table-cell table:style-name="ce5" office:value-type="string" calcext:value-type="string">
            <text:p>IU01 - Correctly used</text:p>
          </table:table-cell>
          <table:table-cell table:style-name="ce5" office:value-type="string" calcext:value-type="string">
            <text:p>Normal Driving on Country Road during Normal conditions with High speed (Night time + Oncoming vehicle)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DV01 - 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EV08 - Collision with other vehicle</text:p>
          </table:table-cell>
          <table:table-cell table:style-name="ce5" office:value-type="string" calcext:value-type="string">
            <text:p>Vehicle crashes into the oncoming vechile or road infrastructure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4 - High probability</text:p>
          </table:table-cell>
          <table:table-cell table:style-name="ce5" office:value-type="string" calcext:value-type="string">
            <text:p>country driving is part of regular driving</text:p>
          </table:table-cell>
          <table:table-cell table:style-name="ce5" office:value-type="string" calcext:value-type="string">
            <text:p>S3 - Life-threatening or fatal injuries</text:p>
          </table:table-cell>
          <table:table-cell table:style-name="ce5" office:value-type="string" calcext:value-type="string">
            <text:p>On country roads speed of vehicle is expected to be high</text:p>
          </table:table-cell>
          <table:table-cell table:style-name="ce5" office:value-type="string" calcext:value-type="string">
            <text:p>C1 - Simply controllable</text:p>
          </table:table-cell>
          <table:table-cell table:style-name="ce5" office:value-type="string" calcext:value-type="string">
            <text:p>Since there is usually no other form of illumination to be expected on country road, it will be difficult for the average driver to control the vehicle in such a situation</text:p>
          </table:table-cell>
          <table:table-cell table:style-name="ce5" office:value-type="string" calcext:value-type="string">
            <text:p>B</text:p>
          </table:table-cell>
          <table:table-cell table:style-name="ce24" office:value-type="string" calcext:value-type="string">
            <text:p>Total loss of low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7">
          <table:table-cell/>
          <table:table-cell table:style-name="ce5" office:value-type="string" calcext:value-type="string">
            <text:p>HA-005</text:p>
          </table:table-cell>
          <table:table-cell table:style-name="ce5" office:value-type="string" calcext:value-type="string">
            <text:p>OM03 - Normal Driving</text:p>
          </table:table-cell>
          <table:table-cell table:style-name="ce5" office:value-type="string" calcext:value-type="string">
            <text:p>OS02 - Country Road</text:p>
          </table:table-cell>
          <table:table-cell table:style-name="ce5" office:value-type="string" calcext:value-type="string">
            <text:p>EN04 - Snowfall (degraded view)</text:p>
          </table:table-cell>
          <table:table-cell table:style-name="ce5" office:value-type="string" calcext:value-type="string">
            <text:p>SD04 - High speed</text:p>
          </table:table-cell>
          <table:table-cell table:style-name="ce5" office:value-type="string" calcext:value-type="string">
            <text:p>Night time + Obstacle on the road and no other illumination on road</text:p>
          </table:table-cell>
          <table:table-cell table:style-name="ce5" office:value-type="string" calcext:value-type="string">
            <text:p>IU01 - Correctly used</text:p>
          </table:table-cell>
          <table:table-cell table:style-name="ce5" office:value-type="string" calcext:value-type="string">
            <text:p>Normal Driving on Country Road during Snowfall (degraded view) with High speed (Night time + Obstacle on the road and no other illumination on road)</text:p>
          </table:table-cell>
          <table:table-cell table:style-name="ce5" office:value-type="string" calcext:value-type="string">
            <text:p>Low beam illuminates the roadway in the dark</text:p>
          </table:table-cell>
          <table:table-cell table:style-name="ce5" office:value-type="string" calcext:value-type="string">
            <text:p>DV01 - Function not activated</text:p>
          </table:table-cell>
          <table:table-cell table:style-name="ce5" office:value-type="string" calcext:value-type="string">
            <text:p>Both headlights stop working</text:p>
          </table:table-cell>
          <table:table-cell table:style-name="ce5" office:value-type="string" calcext:value-type="string">
            <text:p>EV04 - Front collision with obstacle</text:p>
          </table:table-cell>
          <table:table-cell table:style-name="ce5" office:value-type="string" calcext:value-type="string">
            <text:p>Vehicle crashes into the obstacle or road infrastructure with injury to driver and any others present</text:p>
          </table:table-cell>
          <table:table-cell table:style-name="ce5" office:value-type="string" calcext:value-type="string">
            <text:p>Total loss of low beam</text:p>
          </table:table-cell>
          <table:table-cell table:style-name="ce5" office:value-type="string" calcext:value-type="string">
            <text:p>E2 - Low probability</text:p>
          </table:table-cell>
          <table:table-cell table:style-name="ce5" office:value-type="string" calcext:value-type="string">
            <text:p>country driving is part of regular driving, however, heavy snow occurs a few times a year</text:p>
          </table:table-cell>
          <table:table-cell table:style-name="ce5" office:value-type="string" calcext:value-type="string">
            <text:p>S3 - Life-threatening or fatal injuries</text:p>
          </table:table-cell>
          <table:table-cell table:style-name="ce5" office:value-type="string" calcext:value-type="string">
            <text:p>On country roads speed of vehicle is expected to be high</text:p>
          </table:table-cell>
          <table:table-cell table:style-name="ce5" office:value-type="string" calcext:value-type="string">
            <text:p>C3 - Difficult to control or uncontrollable</text:p>
          </table:table-cell>
          <table:table-cell table:style-name="ce5" office:value-type="string" calcext:value-type="string">
            <text:p>Since there is usually no other form of illumination to be expected on country road, it will be difficult for the average driver to control the vehicle in such a situation</text:p>
          </table:table-cell>
          <table:table-cell table:style-name="ce5" office:value-type="string" calcext:value-type="string">
            <text:p>B</text:p>
          </table:table-cell>
          <table:table-cell table:style-name="ce24" office:value-type="string" calcext:value-type="string">
            <text:p>Total loss of low beam shall be prevented</text:p>
          </table:table-cell>
          <table:table-cell table:style-name="ce27" table:number-columns-repeated="3"/>
          <table:table-cell table:style-name="ce29" table:number-columns-repeated="3"/>
          <table:table-cell table:number-columns-repeated="995"/>
        </table:table-row>
        <table:table-row table:style-name="ro7" table:number-rows-repeated="880">
          <table:table-cell table:style-name="ce32" table:number-columns-repeated="29"/>
          <table:table-cell table:number-columns-repeated="995"/>
        </table:table-row>
        <table:table-row table:style-name="ro5" table:number-rows-repeated="104767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C_List" table:base-cell-address="$'Hazard Analysis and Risk Assess'.$A$1" table:expression="#REF!"/>
          <table:named-expression table:name="DV_List" table:base-cell-address="$'Hazard Analysis and Risk Assess'.$A$1" table:expression="#REF!"/>
          <table:named-expression table:name="EN_List" table:base-cell-address="$'Hazard Analysis and Risk Assess'.$A$1" table:expression="#REF!"/>
          <table:named-expression table:name="E_List" table:base-cell-address="$'Hazard Analysis and Risk Assess'.$A$1" table:expression="#REF!"/>
          <table:named-expression table:name="IU_List" table:base-cell-address="$'Hazard Analysis and Risk Assess'.$A$1" table:expression="#REF!"/>
          <table:named-expression table:name="OM_List" table:base-cell-address="$'Hazard Analysis and Risk Assess'.$A$1" table:expression="#REF!"/>
          <table:named-expression table:name="OS_List" table:base-cell-address="$'Hazard Analysis and Risk Assess'.$A$1" table:expression="#REF!"/>
          <table:named-expression table:name="SD_List" table:base-cell-address="$'Hazard Analysis and Risk Assess'.$A$1" table:expression="#REF!"/>
          <table:named-expression table:name="S_List" table:base-cell-address="$'Hazard Analysis and Risk Assess'.$A$1" table:expression="#REF!"/>
        </table:named-expressions>
      </table:table>
      <table:table table:name="Situational Analysis Guidewords" table:style-name="ta3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7" table:number-columns-repeated="4" table:default-cell-style-name="Default"/>
        <table:table-column table:style-name="co1" table:number-columns-repeated="998" table:default-cell-style-name="Default"/>
        <table:table-row table:style-name="ro6">
          <table:table-cell table:style-name="ce30" office:value-type="string" calcext:value-type="string">
            <text:p>Hazard &amp; Risk Analysis Definitions</text:p>
          </table:table-cell>
          <table:table-cell table:style-name="ce32" table:number-columns-repeated="25"/>
          <table:table-cell table:number-columns-repeated="998"/>
        </table:table-row>
        <table:table-row table:style-name="ro7">
          <table:table-cell/>
          <table:table-cell table:style-name="ce32" table:number-columns-repeated="25"/>
          <table:table-cell table:number-columns-repeated="998"/>
        </table:table-row>
        <table:table-row table:style-name="ro7">
          <table:table-cell table:style-name="ce39" office:value-type="string" calcext:value-type="string">
            <text:p>Operational Mode</text:p>
          </table:table-cell>
          <table:table-cell table:style-name="ce32" table:number-columns-repeated="25"/>
          <table:table-cell table:number-columns-repeated="998"/>
        </table:table-row>
        <table:table-row table:style-name="ro7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Mode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M&quot; &amp; TEXT(ROW()-ROW([.$A$4]); &quot;00&quot;)" office:value-type="string" office:string-value="OM01" calcext:value-type="string">
            <text:p>OM01</text:p>
          </table:table-cell>
          <table:table-cell table:style-name="ce44" office:value-type="string" calcext:value-type="string">
            <text:p>Parked</text:p>
          </table:table-cell>
          <table:table-cell table:style-name="ce44" office:value-type="string" calcext:value-type="string">
            <text:p>Car is parked, ignition is off</text:p>
          </table:table-cell>
          <table:table-cell table:style-name="ce19" table:formula="of:=[.$A5] &amp; &quot; - &quot; &amp; [.$B5]" office:value-type="string" office:string-value="OM01 - Parked" calcext:value-type="string">
            <text:p>OM01 - Parked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M&quot; &amp; TEXT(ROW()-ROW([.$A$4]); &quot;00&quot;)" office:value-type="string" office:string-value="OM02" calcext:value-type="string">
            <text:p>OM02</text:p>
          </table:table-cell>
          <table:table-cell table:style-name="ce44" office:value-type="string" calcext:value-type="string">
            <text:p>Ignition on</text:p>
          </table:table-cell>
          <table:table-cell table:style-name="ce44" office:value-type="string" calcext:value-type="string">
            <text:p>Car is parked, ignition is on</text:p>
          </table:table-cell>
          <table:table-cell table:style-name="ce19" table:formula="of:=[.$A6] &amp; &quot; - &quot; &amp; [.$B6]" office:value-type="string" office:string-value="OM02 - Ignition on" calcext:value-type="string">
            <text:p>OM02 - Ignition on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M&quot; &amp; TEXT(ROW()-ROW([.$A$4]); &quot;00&quot;)" office:value-type="string" office:string-value="OM03" calcext:value-type="string">
            <text:p>OM03</text:p>
          </table:table-cell>
          <table:table-cell table:style-name="ce44" office:value-type="string" calcext:value-type="string">
            <text:p>Normal driving</text:p>
          </table:table-cell>
          <table:table-cell table:style-name="ce44" office:value-type="string" calcext:value-type="string">
            <text:p>Car is driving</text:p>
          </table:table-cell>
          <table:table-cell table:style-name="ce19" table:formula="of:=[.$A7] &amp; &quot; - &quot; &amp; [.$B7]" office:value-type="string" office:string-value="OM03 - Normal driving" calcext:value-type="string">
            <text:p>OM03 - Normal driving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M&quot; &amp; TEXT(ROW()-ROW([.$A$4]); &quot;00&quot;)" office:value-type="string" office:string-value="OM04" calcext:value-type="string">
            <text:p>OM04</text:p>
          </table:table-cell>
          <table:table-cell table:style-name="ce44" office:value-type="string" calcext:value-type="string">
            <text:p>Backward driving</text:p>
          </table:table-cell>
          <table:table-cell table:style-name="ce44" office:value-type="string" calcext:value-type="string">
            <text:p>Car is driving</text:p>
          </table:table-cell>
          <table:table-cell table:style-name="ce19" table:formula="of:=[.$A8] &amp; &quot; - &quot; &amp; [.$B8]" office:value-type="string" office:string-value="OM04 - Backward driving" calcext:value-type="string">
            <text:p>OM04 - Backward driving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M&quot; &amp; TEXT(ROW()-ROW([.$A$4]); &quot;00&quot;)" office:value-type="string" office:string-value="OM05" calcext:value-type="string">
            <text:p>OM05</text:p>
          </table:table-cell>
          <table:table-cell table:style-name="ce44" office:value-type="string" calcext:value-type="string">
            <text:p>Degraded driving</text:p>
          </table:table-cell>
          <table:table-cell table:style-name="ce44" office:value-type="string" calcext:value-type="string">
            <text:p>Limp home mode</text:p>
          </table:table-cell>
          <table:table-cell table:style-name="ce19" table:formula="of:=[.$A9] &amp; &quot; - &quot; &amp; [.$B9]" office:value-type="string" office:string-value="OM05 - Degraded driving" calcext:value-type="string">
            <text:p>OM05 - Degraded driving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M&quot; &amp; TEXT(ROW()-ROW([.$A$4]); &quot;00&quot;)" office:value-type="string" office:string-value="OM06" calcext:value-type="string">
            <text:p>OM06</text:p>
          </table:table-cell>
          <table:table-cell table:style-name="ce44" office:value-type="string" calcext:value-type="string">
            <text:p>Towing (active)</text:p>
          </table:table-cell>
          <table:table-cell table:style-name="ce44" office:value-type="string" calcext:value-type="string">
            <text:p>Towing another car</text:p>
          </table:table-cell>
          <table:table-cell table:style-name="ce19" table:formula="of:=[.$A10] &amp; &quot; - &quot; &amp; [.$B10]" office:value-type="string" office:string-value="OM06 - Towing (active)" calcext:value-type="string">
            <text:p>OM06 - Towing (active)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M&quot; &amp; TEXT(ROW()-ROW([.$A$4]); &quot;00&quot;)" office:value-type="string" office:string-value="OM07" calcext:value-type="string">
            <text:p>OM07</text:p>
          </table:table-cell>
          <table:table-cell table:style-name="ce44" office:value-type="string" calcext:value-type="string">
            <text:p>Towing (passive)</text:p>
          </table:table-cell>
          <table:table-cell table:style-name="ce44" office:value-type="string" calcext:value-type="string">
            <text:p>Beeing towed by another car</text:p>
          </table:table-cell>
          <table:table-cell table:style-name="ce19" table:formula="of:=[.$A11] &amp; &quot; - &quot; &amp; [.$B11]" office:value-type="string" office:string-value="OM07 - Towing (passive)" calcext:value-type="string">
            <text:p>OM07 - Towing (passive)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M&quot; &amp; TEXT(ROW()-ROW([.$A$4]); &quot;00&quot;)" office:value-type="string" office:string-value="OM08" calcext:value-type="string">
            <text:p>OM08</text:p>
          </table:table-cell>
          <table:table-cell table:style-name="ce44" office:value-type="string" calcext:value-type="string">
            <text:p>Service</text:p>
          </table:table-cell>
          <table:table-cell table:style-name="ce44" office:value-type="string" calcext:value-type="string">
            <text:p>Vehicle is in repair garage</text:p>
          </table:table-cell>
          <table:table-cell table:style-name="ce19" table:formula="of:=[.$A12] &amp; &quot; - &quot; &amp; [.$B12]" office:value-type="string" office:string-value="OM08 - Service" calcext:value-type="string">
            <text:p>OM08 - Service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M&quot; &amp; TEXT(ROW()-ROW([.$A$4]); &quot;00&quot;)" office:value-type="string" office:string-value="OM09" calcext:value-type="string">
            <text:p>OM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not applicable or not relevant</text:p>
          </table:table-cell>
          <table:table-cell table:style-name="ce19" table:formula="of:=[.$A13] &amp; &quot; - &quot; &amp; [.$B13]" office:value-type="string" office:string-value="OM09 - N/A" calcext:value-type="string">
            <text:p>OM09 - N/A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2" table:number-columns-repeated="4"/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32" table:number-columns-repeated="26"/>
          <table:table-cell table:number-columns-repeated="998"/>
        </table:table-row>
        <table:table-row table:style-name="ro7">
          <table:table-cell table:style-name="ce39" office:value-type="string" calcext:value-type="string">
            <text:p>Operational Scenario</text:p>
          </table:table-cell>
          <table:table-cell table:style-name="ce32" table:number-columns-repeated="25"/>
          <table:table-cell table:number-columns-repeated="998"/>
        </table:table-row>
        <table:table-row table:style-name="ro7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Scenario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S&quot; &amp; TEXT(ROW()-ROW([.$A$17]); &quot;00&quot;)" office:value-type="string" office:string-value="OS01" calcext:value-type="string">
            <text:p>OS01</text:p>
          </table:table-cell>
          <table:table-cell table:style-name="ce44" office:value-type="string" calcext:value-type="string">
            <text:p>Any Road</text:p>
          </table:table-cell>
          <table:table-cell table:style-name="ce44" office:value-type="string" calcext:value-type="string">
            <text:p>road type</text:p>
          </table:table-cell>
          <table:table-cell table:style-name="ce19" table:formula="of:=[.$A18] &amp; &quot; - &quot; &amp; [.$B18]" office:value-type="string" office:string-value="OS01 - Any Road" calcext:value-type="string">
            <text:p>OS01 - Any Road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S&quot; &amp; TEXT(ROW()-ROW([.$A$17]); &quot;00&quot;)" office:value-type="string" office:string-value="OS02" calcext:value-type="string">
            <text:p>OS02</text:p>
          </table:table-cell>
          <table:table-cell table:style-name="ce44" office:value-type="string" calcext:value-type="string">
            <text:p>City Road</text:p>
          </table:table-cell>
          <table:table-cell table:style-name="ce44" office:value-type="string" calcext:value-type="string">
            <text:p>road type</text:p>
          </table:table-cell>
          <table:table-cell table:style-name="ce19" table:formula="of:=[.$A19] &amp; &quot; - &quot; &amp; [.$B19]" office:value-type="string" office:string-value="OS02 - City Road" calcext:value-type="string">
            <text:p>OS02 - City Road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S&quot; &amp; TEXT(ROW()-ROW([.$A$17]); &quot;00&quot;)" office:value-type="string" office:string-value="OS03" calcext:value-type="string">
            <text:p>OS03</text:p>
          </table:table-cell>
          <table:table-cell table:style-name="ce44" office:value-type="string" calcext:value-type="string">
            <text:p>Country Road</text:p>
          </table:table-cell>
          <table:table-cell table:style-name="ce44" office:value-type="string" calcext:value-type="string">
            <text:p>road type</text:p>
          </table:table-cell>
          <table:table-cell table:style-name="ce19" table:formula="of:=[.$A20] &amp; &quot; - &quot; &amp; [.$B20]" office:value-type="string" office:string-value="OS03 - Country Road" calcext:value-type="string">
            <text:p>OS03 - Country Road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S&quot; &amp; TEXT(ROW()-ROW([.$A$17]); &quot;00&quot;)" office:value-type="string" office:string-value="OS04" calcext:value-type="string">
            <text:p>OS04</text:p>
          </table:table-cell>
          <table:table-cell table:style-name="ce44" office:value-type="string" calcext:value-type="string">
            <text:p>Highway</text:p>
          </table:table-cell>
          <table:table-cell table:style-name="ce44" office:value-type="string" calcext:value-type="string">
            <text:p>road type</text:p>
          </table:table-cell>
          <table:table-cell table:style-name="ce19" table:formula="of:=[.$A21] &amp; &quot; - &quot; &amp; [.$B21]" office:value-type="string" office:string-value="OS04 - Highway" calcext:value-type="string">
            <text:p>OS04 - Highway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S&quot; &amp; TEXT(ROW()-ROW([.$A$17]); &quot;00&quot;)" office:value-type="string" office:string-value="OS05" calcext:value-type="string">
            <text:p>OS05</text:p>
          </table:table-cell>
          <table:table-cell table:style-name="ce44" office:value-type="string" calcext:value-type="string">
            <text:p>Mountain Pass</text:p>
          </table:table-cell>
          <table:table-cell table:style-name="ce44" office:value-type="string" calcext:value-type="string">
            <text:p>road type</text:p>
          </table:table-cell>
          <table:table-cell table:style-name="ce19" table:formula="of:=[.$A22] &amp; &quot; - &quot; &amp; [.$B22]" office:value-type="string" office:string-value="OS05 - Mountain Pass" calcext:value-type="string">
            <text:p>OS05 - Mountain Pass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S&quot; &amp; TEXT(ROW()-ROW([.$A$17]); &quot;00&quot;)" office:value-type="string" office:string-value="OS06" calcext:value-type="string">
            <text:p>OS06</text:p>
          </table:table-cell>
          <table:table-cell table:style-name="ce44" office:value-type="string" calcext:value-type="string">
            <text:p>Off Road</text:p>
          </table:table-cell>
          <table:table-cell table:style-name="ce44" office:value-type="string" calcext:value-type="string">
            <text:p>road type</text:p>
          </table:table-cell>
          <table:table-cell table:style-name="ce19" table:formula="of:=[.$A23] &amp; &quot; - &quot; &amp; [.$B23]" office:value-type="string" office:string-value="OS06 - Off Road" calcext:value-type="string">
            <text:p>OS06 - Off Road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S&quot; &amp; TEXT(ROW()-ROW([.$A$17]); &quot;00&quot;)" office:value-type="string" office:string-value="OS07" calcext:value-type="string">
            <text:p>OS07</text:p>
          </table:table-cell>
          <table:table-cell table:style-name="ce44" office:value-type="string" calcext:value-type="string">
            <text:p>Road with gradient</text:p>
          </table:table-cell>
          <table:table-cell table:style-name="ce44" office:value-type="string" calcext:value-type="string">
            <text:p>road attribute</text:p>
          </table:table-cell>
          <table:table-cell table:style-name="ce19" table:formula="of:=[.$A24] &amp; &quot; - &quot; &amp; [.$B24]" office:value-type="string" office:string-value="OS07 - Road with gradient" calcext:value-type="string">
            <text:p>OS07 - Road with gradient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S&quot; &amp; TEXT(ROW()-ROW([.$A$17]); &quot;00&quot;)" office:value-type="string" office:string-value="OS08" calcext:value-type="string">
            <text:p>OS08</text:p>
          </table:table-cell>
          <table:table-cell table:style-name="ce44" office:value-type="string" calcext:value-type="string">
            <text:p>Road with bump</text:p>
          </table:table-cell>
          <table:table-cell table:style-name="ce44" office:value-type="string" calcext:value-type="string">
            <text:p>road attribute</text:p>
          </table:table-cell>
          <table:table-cell table:style-name="ce19" table:formula="of:=[.$A25] &amp; &quot; - &quot; &amp; [.$B25]" office:value-type="string" office:string-value="OS08 - Road with bump" calcext:value-type="string">
            <text:p>OS08 - Road with bump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S&quot; &amp; TEXT(ROW()-ROW([.$A$17]); &quot;00&quot;)" office:value-type="string" office:string-value="OS09" calcext:value-type="string">
            <text:p>OS09</text:p>
          </table:table-cell>
          <table:table-cell table:style-name="ce44" office:value-type="string" calcext:value-type="string">
            <text:p>Road tunnel</text:p>
          </table:table-cell>
          <table:table-cell table:style-name="ce44" office:value-type="string" calcext:value-type="string">
            <text:p>road attribute</text:p>
          </table:table-cell>
          <table:table-cell table:style-name="ce19" table:formula="of:=[.$A26] &amp; &quot; - &quot; &amp; [.$B26]" office:value-type="string" office:string-value="OS09 - Road tunnel" calcext:value-type="string">
            <text:p>OS09 - Road tunnel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S&quot; &amp; TEXT(ROW()-ROW([.$A$17]); &quot;00&quot;)" office:value-type="string" office:string-value="OS10" calcext:value-type="string">
            <text:p>OS10</text:p>
          </table:table-cell>
          <table:table-cell table:style-name="ce44" office:value-type="string" calcext:value-type="string">
            <text:p>Road with construction site</text:p>
          </table:table-cell>
          <table:table-cell table:style-name="ce44" office:value-type="string" calcext:value-type="string">
            <text:p>road attribute</text:p>
          </table:table-cell>
          <table:table-cell table:style-name="ce19" table:formula="of:=[.$A27] &amp; &quot; - &quot; &amp; [.$B27]" office:value-type="string" office:string-value="OS10 - Road with construction site" calcext:value-type="string">
            <text:p>OS10 - Road with construction site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OS&quot; &amp; TEXT(ROW()-ROW([.$A$17]); &quot;00&quot;)" office:value-type="string" office:string-value="OS11" calcext:value-type="string">
            <text:p>OS11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not applicable or not relevant</text:p>
          </table:table-cell>
          <table:table-cell table:style-name="ce19" table:formula="of:=[.$A28] &amp; &quot; - &quot; &amp; [.$B28]" office:value-type="string" office:string-value="OS11 - N/A" calcext:value-type="string">
            <text:p>OS11 - N/A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2" table:number-columns-repeated="4"/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32" table:number-columns-repeated="26"/>
          <table:table-cell table:number-columns-repeated="998"/>
        </table:table-row>
        <table:table-row table:style-name="ro7">
          <table:table-cell table:style-name="ce39" office:value-type="string" calcext:value-type="string">
            <text:p>Situation Details</text:p>
          </table:table-cell>
          <table:table-cell table:style-name="ce32" table:number-columns-repeated="25"/>
          <table:table-cell table:number-columns-repeated="998"/>
        </table:table-row>
        <table:table-row table:style-name="ro7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Scenario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SD&quot; &amp; TEXT(ROW()-ROW([.$A$32]); &quot;00&quot;)" office:value-type="string" office:string-value="SD01" calcext:value-type="string">
            <text:p>SD01</text:p>
          </table:table-cell>
          <table:table-cell table:style-name="ce44" office:value-type="string" calcext:value-type="string">
            <text:p>Low speed</text:p>
          </table:table-cell>
          <table:table-cell table:style-name="ce44" office:value-type="string" calcext:value-type="string">
            <text:p>driving attribute</text:p>
          </table:table-cell>
          <table:table-cell table:style-name="ce19" table:formula="of:=[.$A33] &amp; &quot; - &quot; &amp; [.$B33]" office:value-type="string" office:string-value="SD01 - Low speed" calcext:value-type="string">
            <text:p>SD01 - Low speed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SD&quot; &amp; TEXT(ROW()-ROW([.$A$32]); &quot;00&quot;)" office:value-type="string" office:string-value="SD02" calcext:value-type="string">
            <text:p>SD02</text:p>
          </table:table-cell>
          <table:table-cell table:style-name="ce44" office:value-type="string" calcext:value-type="string">
            <text:p>High speed</text:p>
          </table:table-cell>
          <table:table-cell table:style-name="ce44" office:value-type="string" calcext:value-type="string">
            <text:p>driving attribute</text:p>
          </table:table-cell>
          <table:table-cell table:style-name="ce19" table:formula="of:=[.$A34] &amp; &quot; - &quot; &amp; [.$B34]" office:value-type="string" office:string-value="SD02 - High speed" calcext:value-type="string">
            <text:p>SD02 - High speed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SD&quot; &amp; TEXT(ROW()-ROW([.$A$32]); &quot;00&quot;)" office:value-type="string" office:string-value="SD03" calcext:value-type="string">
            <text:p>SD03</text:p>
          </table:table-cell>
          <table:table-cell table:style-name="ce44" office:value-type="string" calcext:value-type="string">
            <text:p>Normal acceleration</text:p>
          </table:table-cell>
          <table:table-cell table:style-name="ce44" office:value-type="string" calcext:value-type="string">
            <text:p>driving attribute</text:p>
          </table:table-cell>
          <table:table-cell table:style-name="ce19" table:formula="of:=[.$A35] &amp; &quot; - &quot; &amp; [.$B35]" office:value-type="string" office:string-value="SD03 - Normal acceleration" calcext:value-type="string">
            <text:p>SD03 - Normal acceleration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SD&quot; &amp; TEXT(ROW()-ROW([.$A$32]); &quot;00&quot;)" office:value-type="string" office:string-value="SD04" calcext:value-type="string">
            <text:p>SD04</text:p>
          </table:table-cell>
          <table:table-cell table:style-name="ce44" office:value-type="string" calcext:value-type="string">
            <text:p>High acceleration</text:p>
          </table:table-cell>
          <table:table-cell table:style-name="ce44" office:value-type="string" calcext:value-type="string">
            <text:p>driving attribute</text:p>
          </table:table-cell>
          <table:table-cell table:style-name="ce19" table:formula="of:=[.$A36] &amp; &quot; - &quot; &amp; [.$B36]" office:value-type="string" office:string-value="SD04 - High acceleration" calcext:value-type="string">
            <text:p>SD04 - High acceleration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SD&quot; &amp; TEXT(ROW()-ROW([.$A$32]); &quot;00&quot;)" office:value-type="string" office:string-value="SD05" calcext:value-type="string">
            <text:p>SD05</text:p>
          </table:table-cell>
          <table:table-cell table:style-name="ce44" office:value-type="string" calcext:value-type="string">
            <text:p>Normal braking</text:p>
          </table:table-cell>
          <table:table-cell table:style-name="ce44" office:value-type="string" calcext:value-type="string">
            <text:p>driving attribute</text:p>
          </table:table-cell>
          <table:table-cell table:style-name="ce19" table:formula="of:=[.$A37] &amp; &quot; - &quot; &amp; [.$B37]" office:value-type="string" office:string-value="SD05 - Normal braking" calcext:value-type="string">
            <text:p>SD05 - Normal braking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SD&quot; &amp; TEXT(ROW()-ROW([.$A$32]); &quot;00&quot;)" office:value-type="string" office:string-value="SD06" calcext:value-type="string">
            <text:p>SD06</text:p>
          </table:table-cell>
          <table:table-cell table:style-name="ce44" office:value-type="string" calcext:value-type="string">
            <text:p>High braking</text:p>
          </table:table-cell>
          <table:table-cell table:style-name="ce44" office:value-type="string" calcext:value-type="string">
            <text:p>driving attribute</text:p>
          </table:table-cell>
          <table:table-cell table:style-name="ce19" table:formula="of:=[.$A38] &amp; &quot; - &quot; &amp; [.$B38]" office:value-type="string" office:string-value="SD06 - High braking" calcext:value-type="string">
            <text:p>SD06 - High braking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SD&quot; &amp; TEXT(ROW()-ROW([.$A$32]); &quot;00&quot;)" office:value-type="string" office:string-value="SD07" calcext:value-type="string">
            <text:p>SD0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not applicable or not relevant</text:p>
          </table:table-cell>
          <table:table-cell table:style-name="ce19" table:formula="of:=[.$A39] &amp; &quot; - &quot; &amp; [.$B39]" office:value-type="string" office:string-value="SD07 - N/A" calcext:value-type="string">
            <text:p>SD07 - N/A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2" table:number-columns-repeated="4"/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32" table:number-columns-repeated="26"/>
          <table:table-cell table:number-columns-repeated="998"/>
        </table:table-row>
        <table:table-row table:style-name="ro7">
          <table:table-cell table:style-name="ce39" office:value-type="string" calcext:value-type="string">
            <text:p>Item Usage</text:p>
          </table:table-cell>
          <table:table-cell table:style-name="ce32" table:number-columns-repeated="25"/>
          <table:table-cell table:number-columns-repeated="998"/>
        </table:table-row>
        <table:table-row table:style-name="ro7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Mode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IU&quot; &amp; TEXT(ROW()-ROW([.$A$43]); &quot;00&quot;)" office:value-type="string" office:string-value="IU01" calcext:value-type="string">
            <text:p>IU01</text:p>
          </table:table-cell>
          <table:table-cell table:style-name="ce44" office:value-type="string" calcext:value-type="string">
            <text:p>Correctly used</text:p>
          </table:table-cell>
          <table:table-cell table:style-name="ce44" office:value-type="string" calcext:value-type="string">
            <text:p>Intended usage</text:p>
          </table:table-cell>
          <table:table-cell table:style-name="ce19" table:formula="of:=[.$A44] &amp; &quot; - &quot; &amp; [.$B44]" office:value-type="string" office:string-value="IU01 - Correctly used" calcext:value-type="string">
            <text:p>IU01 - Correctly used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IU&quot; &amp; TEXT(ROW()-ROW([.$A$43]); &quot;00&quot;)" office:value-type="string" office:string-value="IU02" calcext:value-type="string">
            <text:p>IU02</text:p>
          </table:table-cell>
          <table:table-cell table:style-name="ce44" office:value-type="string" calcext:value-type="string">
            <text:p>Incorrectly used</text:p>
          </table:table-cell>
          <table:table-cell table:style-name="ce44" office:value-type="string" calcext:value-type="string">
            <text:p>Unintended usage (foreseeable)</text:p>
          </table:table-cell>
          <table:table-cell table:style-name="ce19" table:formula="of:=[.$A45] &amp; &quot; - &quot; &amp; [.$B45]" office:value-type="string" office:string-value="IU02 - Incorrectly used" calcext:value-type="string">
            <text:p>IU02 - Incorrectly used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IU&quot; &amp; TEXT(ROW()-ROW([.$A$43]); &quot;00&quot;)" office:value-type="string" office:string-value="IU03" calcext:value-type="string">
            <text:p>IU03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not applicable or not relevant</text:p>
          </table:table-cell>
          <table:table-cell table:style-name="ce19" table:formula="of:=[.$A46] &amp; &quot; - &quot; &amp; [.$B46]" office:value-type="string" office:string-value="IU03 - N/A" calcext:value-type="string">
            <text:p>IU03 - N/A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2" table:number-columns-repeated="4"/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32" table:number-columns-repeated="26"/>
          <table:table-cell table:number-columns-repeated="998"/>
        </table:table-row>
        <table:table-row table:style-name="ro7">
          <table:table-cell table:style-name="ce39" office:value-type="string" calcext:value-type="string">
            <text:p>Environmental Details</text:p>
          </table:table-cell>
          <table:table-cell table:style-name="ce32" table:number-columns-repeated="25"/>
          <table:table-cell table:number-columns-repeated="998"/>
        </table:table-row>
        <table:table-row table:style-name="ro7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Scenario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EN&quot; &amp; TEXT(ROW()-ROW([.$A$50]); &quot;00&quot;)" office:value-type="string" office:string-value="EN01" calcext:value-type="string">
            <text:p>EN01</text:p>
          </table:table-cell>
          <table:table-cell table:style-name="ce44" office:value-type="string" calcext:value-type="string">
            <text:p>Normal conditions</text:p>
          </table:table-cell>
          <table:table-cell table:style-name="ce44" office:value-type="string" calcext:value-type="string">
            <text:p>weather attribute</text:p>
          </table:table-cell>
          <table:table-cell table:style-name="ce19" table:formula="of:=[.$A51] &amp; &quot; - &quot; &amp; [.$B51]" office:value-type="string" office:string-value="EN01 - Normal conditions" calcext:value-type="string">
            <text:p>EN01 - Normal conditions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EN&quot; &amp; TEXT(ROW()-ROW([.$A$50]); &quot;00&quot;)" office:value-type="string" office:string-value="EN02" calcext:value-type="string">
            <text:p>EN02</text:p>
          </table:table-cell>
          <table:table-cell table:style-name="ce44" office:value-type="string" calcext:value-type="string">
            <text:p>Sun blares (degraded view)</text:p>
          </table:table-cell>
          <table:table-cell table:style-name="ce44" office:value-type="string" calcext:value-type="string">
            <text:p>weather attribute</text:p>
          </table:table-cell>
          <table:table-cell table:style-name="ce19" table:formula="of:=[.$A52] &amp; &quot; - &quot; &amp; [.$B52]" office:value-type="string" office:string-value="EN02 - Sun blares (degraded view)" calcext:value-type="string">
            <text:p>EN02 - Sun blares (degraded view)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EN&quot; &amp; TEXT(ROW()-ROW([.$A$50]); &quot;00&quot;)" office:value-type="string" office:string-value="EN03" calcext:value-type="string">
            <text:p>EN03</text:p>
          </table:table-cell>
          <table:table-cell table:style-name="ce44" office:value-type="string" calcext:value-type="string">
            <text:p>Fog (degraded view)</text:p>
          </table:table-cell>
          <table:table-cell table:style-name="ce44" office:value-type="string" calcext:value-type="string">
            <text:p>weather attribute</text:p>
          </table:table-cell>
          <table:table-cell table:style-name="ce19" table:formula="of:=[.$A53] &amp; &quot; - &quot; &amp; [.$B53]" office:value-type="string" office:string-value="EN03 - Fog (degraded view)" calcext:value-type="string">
            <text:p>EN03 - Fog (degraded view)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EN&quot; &amp; TEXT(ROW()-ROW([.$A$50]); &quot;00&quot;)" office:value-type="string" office:string-value="EN04" calcext:value-type="string">
            <text:p>EN04</text:p>
          </table:table-cell>
          <table:table-cell table:style-name="ce44" office:value-type="string" calcext:value-type="string">
            <text:p>Snowfall (degraded view)</text:p>
          </table:table-cell>
          <table:table-cell table:style-name="ce44" office:value-type="string" calcext:value-type="string">
            <text:p>weather attribute</text:p>
          </table:table-cell>
          <table:table-cell table:style-name="ce19" table:formula="of:=[.$A54] &amp; &quot; - &quot; &amp; [.$B54]" office:value-type="string" office:string-value="EN04 - Snowfall (degraded view)" calcext:value-type="string">
            <text:p>EN04 - Snowfall (degraded view)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EN&quot; &amp; TEXT(ROW()-ROW([.$A$50]); &quot;00&quot;)" office:value-type="string" office:string-value="EN05" calcext:value-type="string">
            <text:p>EN05</text:p>
          </table:table-cell>
          <table:table-cell table:style-name="ce44" office:value-type="string" calcext:value-type="string">
            <text:p>Cross-wind (lateral force)</text:p>
          </table:table-cell>
          <table:table-cell table:style-name="ce44" office:value-type="string" calcext:value-type="string">
            <text:p>weather attribute</text:p>
          </table:table-cell>
          <table:table-cell table:style-name="ce19" table:formula="of:=[.$A55] &amp; &quot; - &quot; &amp; [.$B55]" office:value-type="string" office:string-value="EN05 - Cross-wind (lateral force)" calcext:value-type="string">
            <text:p>EN05 - Cross-wind (lateral force)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EN&quot; &amp; TEXT(ROW()-ROW([.$A$50]); &quot;00&quot;)" office:value-type="string" office:string-value="EN06" calcext:value-type="string">
            <text:p>EN06</text:p>
          </table:table-cell>
          <table:table-cell table:style-name="ce44" office:value-type="string" calcext:value-type="string">
            <text:p>Rain (slippery road)</text:p>
          </table:table-cell>
          <table:table-cell table:style-name="ce44" office:value-type="string" calcext:value-type="string">
            <text:p>road attribute</text:p>
          </table:table-cell>
          <table:table-cell table:style-name="ce19" table:formula="of:=[.$A56] &amp; &quot; - &quot; &amp; [.$B56]" office:value-type="string" office:string-value="EN06 - Rain (slippery road)" calcext:value-type="string">
            <text:p>EN06 - Rain (slippery road)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EN&quot; &amp; TEXT(ROW()-ROW([.$A$50]); &quot;00&quot;)" office:value-type="string" office:string-value="EN07" calcext:value-type="string">
            <text:p>EN07</text:p>
          </table:table-cell>
          <table:table-cell table:style-name="ce44" office:value-type="string" calcext:value-type="string">
            <text:p>Snow (slippery road)</text:p>
          </table:table-cell>
          <table:table-cell table:style-name="ce44" office:value-type="string" calcext:value-type="string">
            <text:p>road attribute</text:p>
          </table:table-cell>
          <table:table-cell table:style-name="ce19" table:formula="of:=[.$A57] &amp; &quot; - &quot; &amp; [.$B57]" office:value-type="string" office:string-value="EN07 - Snow (slippery road)" calcext:value-type="string">
            <text:p>EN07 - Snow (slippery road)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EN&quot; &amp; TEXT(ROW()-ROW([.$A$50]); &quot;00&quot;)" office:value-type="string" office:string-value="EN08" calcext:value-type="string">
            <text:p>EN08</text:p>
          </table:table-cell>
          <table:table-cell table:style-name="ce44" office:value-type="string" calcext:value-type="string">
            <text:p>Glace (slippery road)</text:p>
          </table:table-cell>
          <table:table-cell table:style-name="ce44" office:value-type="string" calcext:value-type="string">
            <text:p>road attribute</text:p>
          </table:table-cell>
          <table:table-cell table:style-name="ce19" table:formula="of:=[.$A58] &amp; &quot; - &quot; &amp; [.$B58]" office:value-type="string" office:string-value="EN08 - Glace (slippery road)" calcext:value-type="string">
            <text:p>EN08 - Glace (slippery road)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1" table:formula="of:=&quot;EN&quot; &amp; TEXT(ROW()-ROW([.$A$50]); &quot;00&quot;)" office:value-type="string" office:string-value="EN09" calcext:value-type="string">
            <text:p>EN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not applicable or not relevant</text:p>
          </table:table-cell>
          <table:table-cell table:style-name="ce19" table:formula="of:=[.$A59] &amp; &quot; - &quot; &amp; [.$B59]" office:value-type="string" office:string-value="EN09 - N/A" calcext:value-type="string">
            <text:p>EN09 - N/A</text:p>
          </table:table-cell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42" table:number-columns-repeated="4"/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32" table:number-columns-repeated="26"/>
          <table:table-cell table:number-columns-repeated="998"/>
        </table:table-row>
        <table:table-row table:style-name="ro7" table:number-rows-repeated="23">
          <table:table-cell table:number-columns-repeated="4"/>
          <table:table-cell table:style-name="ce32" table:number-columns-repeated="22"/>
          <table:table-cell table:number-columns-repeated="998"/>
        </table:table-row>
        <table:table-row table:style-name="ro7">
          <table:table-cell table:style-name="ce32" table:number-columns-repeated="26"/>
          <table:table-cell table:number-columns-repeated="998"/>
        </table:table-row>
        <table:table-row table:style-name="ro5" table:number-rows-repeated="24">
          <table:table-cell table:number-columns-repeated="1024"/>
        </table:table-row>
        <table:table-row table:style-name="ro7" table:number-rows-repeated="879">
          <table:table-cell table:style-name="ce32" table:number-columns-repeated="26"/>
          <table:table-cell table:number-columns-repeated="998"/>
        </table:table-row>
        <table:table-row table:style-name="ro5" table:number-rows-repeated="104758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C_List" table:base-cell-address="$'Hazard Analysis and Risk Assess'.$A$1" table:cell-range-address="$'Severity, Exposure, Controllabi'.$E$20:.$E$24"/>
          <table:named-range table:name="DV_List" table:base-cell-address="$'Hazard Analysis and Risk Assess'.$A$1" table:cell-range-address="$'Hazard Analysis Guidewords'.$D$4:.$D$24"/>
          <table:named-range table:name="EN_List" table:base-cell-address="$'Hazard Analysis and Risk Assess'.$A$1" table:cell-range-address="$'Situational Analysis Guidewords'.$D$51:.$D$60"/>
          <table:named-range table:name="E_List" table:base-cell-address="$'Hazard Analysis and Risk Assess'.$A$1" table:cell-range-address="$'Severity, Exposure, Controllabi'.$E$3:.$E$8"/>
          <table:named-range table:name="IU_List" table:base-cell-address="$'Hazard Analysis and Risk Assess'.$A$1" table:cell-range-address="$'Situational Analysis Guidewords'.$D$44:.$D$47"/>
          <table:named-range table:name="OM_List" table:base-cell-address="$'Hazard Analysis and Risk Assess'.$A$1" table:cell-range-address="$'Situational Analysis Guidewords'.$D$5:.$D$14"/>
          <table:named-range table:name="OS_List" table:base-cell-address="$'Hazard Analysis and Risk Assess'.$A$1" table:cell-range-address="$'Situational Analysis Guidewords'.$D$18:.$D$29"/>
          <table:named-range table:name="SD_List" table:base-cell-address="$'Hazard Analysis and Risk Assess'.$A$1" table:cell-range-address="$'Situational Analysis Guidewords'.$D$33:.$D$40"/>
          <table:named-range table:name="S_List" table:base-cell-address="$'Hazard Analysis and Risk Assess'.$A$1" table:cell-range-address="$'Severity, Exposure, Controllabi'.$E$12:.$E$16"/>
        </table:named-expressions>
      </table:table>
      <table:table table:name="Hazard Analysis Guidewords" table:style-name="ta4">
        <office:forms form:automatic-focus="false" form:apply-design-mode="false"/>
        <table:table-column table:style-name="co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number-columns-repeated="1020" table:default-cell-style-name="Default"/>
        <table:table-row table:style-name="ro1">
          <table:table-cell table:style-name="ce45"/>
          <table:table-cell table:style-name="ce51" table:number-columns-repeated="25"/>
          <table:table-cell table:number-columns-repeated="998"/>
        </table:table-row>
        <table:table-row table:style-name="ro1">
          <table:table-cell table:style-name="ce39" office:value-type="string" calcext:value-type="string">
            <text:p>Deviation</text:p>
          </table:table-cell>
          <table:table-cell table:style-name="ce32" table:number-columns-repeated="3"/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Deviation (Guideword)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Referenc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1" calcext:value-type="string">
            <text:p>DV01</text:p>
          </table:table-cell>
          <table:table-cell table:style-name="ce44" office:value-type="string" calcext:value-type="string">
            <text:p>Function not activated</text:p>
          </table:table-cell>
          <table:table-cell table:style-name="ce44" office:value-type="string" calcext:value-type="string">
            <text:p>Activation error</text:p>
          </table:table-cell>
          <table:table-cell table:style-name="ce19" table:formula="of:=[.$A4] &amp; &quot; - &quot; &amp; [.$B4]" office:value-type="string" office:string-value="DV01 - Function not activated" calcext:value-type="string">
            <text:p>DV01 - Function not activated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2" calcext:value-type="string">
            <text:p>DV02</text:p>
          </table:table-cell>
          <table:table-cell table:style-name="ce44" office:value-type="string" calcext:value-type="string">
            <text:p>Function unexpectedly activated</text:p>
          </table:table-cell>
          <table:table-cell table:style-name="ce44" office:value-type="string" calcext:value-type="string">
            <text:p>Activation error</text:p>
          </table:table-cell>
          <table:table-cell table:style-name="ce19" table:formula="of:=[.$A5] &amp; &quot; - &quot; &amp; [.$B5]" office:value-type="string" office:string-value="DV02 - Function unexpectedly activated" calcext:value-type="string">
            <text:p>DV02 - Function unexpectedly activated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3" calcext:value-type="string">
            <text:p>DV03</text:p>
          </table:table-cell>
          <table:table-cell table:style-name="ce44" office:value-type="string" calcext:value-type="string">
            <text:p>Function always activated</text:p>
          </table:table-cell>
          <table:table-cell table:style-name="ce44" office:value-type="string" calcext:value-type="string">
            <text:p>Activation error</text:p>
          </table:table-cell>
          <table:table-cell table:style-name="ce19" table:formula="of:=[.$A6] &amp; &quot; - &quot; &amp; [.$B6]" office:value-type="string" office:string-value="DV03 - Function always activated" calcext:value-type="string">
            <text:p>DV03 - Function always activated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4" calcext:value-type="string">
            <text:p>DV04</text:p>
          </table:table-cell>
          <table:table-cell table:style-name="ce44" office:value-type="string" calcext:value-type="string">
            <text:p>Actor effect is too much</text:p>
          </table:table-cell>
          <table:table-cell table:style-name="ce44" office:value-type="string" calcext:value-type="string">
            <text:p>Quantitative error</text:p>
          </table:table-cell>
          <table:table-cell table:style-name="ce19" table:formula="of:=[.$A7] &amp; &quot; - &quot; &amp; [.$B7]" office:value-type="string" office:string-value="DV04 - Actor effect is too much" calcext:value-type="string">
            <text:p>DV04 - Actor effect is too much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5" calcext:value-type="string">
            <text:p>DV05</text:p>
          </table:table-cell>
          <table:table-cell table:style-name="ce44" office:value-type="string" calcext:value-type="string">
            <text:p>Actor effect is too less</text:p>
          </table:table-cell>
          <table:table-cell table:style-name="ce44" office:value-type="string" calcext:value-type="string">
            <text:p>Quantitative error</text:p>
          </table:table-cell>
          <table:table-cell table:style-name="ce19" table:formula="of:=[.$A8] &amp; &quot; - &quot; &amp; [.$B8]" office:value-type="string" office:string-value="DV05 - Actor effect is too less" calcext:value-type="string">
            <text:p>DV05 - Actor effect is too less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6" calcext:value-type="string">
            <text:p>DV06</text:p>
          </table:table-cell>
          <table:table-cell table:style-name="ce44" office:value-type="string" calcext:value-type="string">
            <text:p>Actor action too early</text:p>
          </table:table-cell>
          <table:table-cell table:style-name="ce44" office:value-type="string" calcext:value-type="string">
            <text:p>Timing error</text:p>
          </table:table-cell>
          <table:table-cell table:style-name="ce19" table:formula="of:=[.$A9] &amp; &quot; - &quot; &amp; [.$B9]" office:value-type="string" office:string-value="DV06 - Actor action too early" calcext:value-type="string">
            <text:p>DV06 - Actor action too early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7" calcext:value-type="string">
            <text:p>DV07</text:p>
          </table:table-cell>
          <table:table-cell table:style-name="ce44" office:value-type="string" calcext:value-type="string">
            <text:p>Actor action too late</text:p>
          </table:table-cell>
          <table:table-cell table:style-name="ce44" office:value-type="string" calcext:value-type="string">
            <text:p>Timing error</text:p>
          </table:table-cell>
          <table:table-cell table:style-name="ce19" table:formula="of:=[.$A10] &amp; &quot; - &quot; &amp; [.$B10]" office:value-type="string" office:string-value="DV07 - Actor action too late" calcext:value-type="string">
            <text:p>DV07 - Actor action too lat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8" calcext:value-type="string">
            <text:p>DV08</text:p>
          </table:table-cell>
          <table:table-cell table:style-name="ce44" office:value-type="string" calcext:value-type="string">
            <text:p>Actor action before</text:p>
          </table:table-cell>
          <table:table-cell table:style-name="ce44" office:value-type="string" calcext:value-type="string">
            <text:p>Sequence error</text:p>
          </table:table-cell>
          <table:table-cell table:style-name="ce19" table:formula="of:=[.$A11] &amp; &quot; - &quot; &amp; [.$B11]" office:value-type="string" office:string-value="DV08 - Actor action before" calcext:value-type="string">
            <text:p>DV08 - Actor action befor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09" calcext:value-type="string">
            <text:p>DV09</text:p>
          </table:table-cell>
          <table:table-cell table:style-name="ce44" office:value-type="string" calcext:value-type="string">
            <text:p>Actor action after</text:p>
          </table:table-cell>
          <table:table-cell table:style-name="ce44" office:value-type="string" calcext:value-type="string">
            <text:p>Sequence error</text:p>
          </table:table-cell>
          <table:table-cell table:style-name="ce19" table:formula="of:=[.$A12] &amp; &quot; - &quot; &amp; [.$B12]" office:value-type="string" office:string-value="DV09 - Actor action after" calcext:value-type="string">
            <text:p>DV09 - Actor action after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0" calcext:value-type="string">
            <text:p>DV10</text:p>
          </table:table-cell>
          <table:table-cell table:style-name="ce44" office:value-type="string" calcext:value-type="string">
            <text:p>Actor effect is reverse</text:p>
          </table:table-cell>
          <table:table-cell table:style-name="ce44" office:value-type="string" calcext:value-type="string">
            <text:p>Logical error</text:p>
          </table:table-cell>
          <table:table-cell table:style-name="ce19" table:formula="of:=[.$A13] &amp; &quot; - &quot; &amp; [.$B13]" office:value-type="string" office:string-value="DV10 - Actor effect is reverse" calcext:value-type="string">
            <text:p>DV10 - Actor effect is revers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1" calcext:value-type="string">
            <text:p>DV11</text:p>
          </table:table-cell>
          <table:table-cell table:style-name="ce44" office:value-type="string" calcext:value-type="string">
            <text:p>Actor effect is wrong</text:p>
          </table:table-cell>
          <table:table-cell table:style-name="ce44" office:value-type="string" calcext:value-type="string">
            <text:p>Logical error</text:p>
          </table:table-cell>
          <table:table-cell table:style-name="ce19" table:formula="of:=[.$A14] &amp; &quot; - &quot; &amp; [.$B14]" office:value-type="string" office:string-value="DV11 - Actor effect is wrong" calcext:value-type="string">
            <text:p>DV11 - Actor effect is wrong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2" calcext:value-type="string">
            <text:p>DV12</text:p>
          </table:table-cell>
          <table:table-cell table:style-name="ce44" office:value-type="string" calcext:value-type="string">
            <text:p>Sensor sensitivity is too high</text:p>
          </table:table-cell>
          <table:table-cell table:style-name="ce44" office:value-type="string" calcext:value-type="string">
            <text:p>Quantitative error</text:p>
          </table:table-cell>
          <table:table-cell table:style-name="ce19" table:formula="of:=[.$A15] &amp; &quot; - &quot; &amp; [.$B15]" office:value-type="string" office:string-value="DV12 - Sensor sensitivity is too high" calcext:value-type="string">
            <text:p>DV12 - Sensor sensitivity is too high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3" calcext:value-type="string">
            <text:p>DV13</text:p>
          </table:table-cell>
          <table:table-cell table:style-name="ce44" office:value-type="string" calcext:value-type="string">
            <text:p>Sensor sensitivity is too low</text:p>
          </table:table-cell>
          <table:table-cell table:style-name="ce44" office:value-type="string" calcext:value-type="string">
            <text:p>Quantitative error</text:p>
          </table:table-cell>
          <table:table-cell table:style-name="ce19" table:formula="of:=[.$A16] &amp; &quot; - &quot; &amp; [.$B16]" office:value-type="string" office:string-value="DV13 - Sensor sensitivity is too low" calcext:value-type="string">
            <text:p>DV13 - Sensor sensitivity is too low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4" calcext:value-type="string">
            <text:p>DV14</text:p>
          </table:table-cell>
          <table:table-cell table:style-name="ce44" office:value-type="string" calcext:value-type="string">
            <text:p>Sensor detection too early</text:p>
          </table:table-cell>
          <table:table-cell table:style-name="ce44" office:value-type="string" calcext:value-type="string">
            <text:p>Timing error</text:p>
          </table:table-cell>
          <table:table-cell table:style-name="ce19" table:formula="of:=[.$A17] &amp; &quot; - &quot; &amp; [.$B17]" office:value-type="string" office:string-value="DV14 - Sensor detection too early" calcext:value-type="string">
            <text:p>DV14 - Sensor detection too early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5" calcext:value-type="string">
            <text:p>DV15</text:p>
          </table:table-cell>
          <table:table-cell table:style-name="ce44" office:value-type="string" calcext:value-type="string">
            <text:p>Sensor detection too late</text:p>
          </table:table-cell>
          <table:table-cell table:style-name="ce44" office:value-type="string" calcext:value-type="string">
            <text:p>Timing error</text:p>
          </table:table-cell>
          <table:table-cell table:style-name="ce19" table:formula="of:=[.$A18] &amp; &quot; - &quot; &amp; [.$B18]" office:value-type="string" office:string-value="DV15 - Sensor detection too late" calcext:value-type="string">
            <text:p>DV15 - Sensor detection too lat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6" calcext:value-type="string">
            <text:p>DV16</text:p>
          </table:table-cell>
          <table:table-cell table:style-name="ce44" office:value-type="string" calcext:value-type="string">
            <text:p>Sensor detection before</text:p>
          </table:table-cell>
          <table:table-cell table:style-name="ce44" office:value-type="string" calcext:value-type="string">
            <text:p>Sequence error</text:p>
          </table:table-cell>
          <table:table-cell table:style-name="ce19" table:formula="of:=[.$A19] &amp; &quot; - &quot; &amp; [.$B19]" office:value-type="string" office:string-value="DV16 - Sensor detection before" calcext:value-type="string">
            <text:p>DV16 - Sensor detection befor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7" calcext:value-type="string">
            <text:p>DV17</text:p>
          </table:table-cell>
          <table:table-cell table:style-name="ce44" office:value-type="string" calcext:value-type="string">
            <text:p>Sensor detection after</text:p>
          </table:table-cell>
          <table:table-cell table:style-name="ce44" office:value-type="string" calcext:value-type="string">
            <text:p>Sequence error</text:p>
          </table:table-cell>
          <table:table-cell table:style-name="ce19" table:formula="of:=[.$A20] &amp; &quot; - &quot; &amp; [.$B20]" office:value-type="string" office:string-value="DV17 - Sensor detection after" calcext:value-type="string">
            <text:p>DV17 - Sensor detection after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8" calcext:value-type="string">
            <text:p>DV18</text:p>
          </table:table-cell>
          <table:table-cell table:style-name="ce44" office:value-type="string" calcext:value-type="string">
            <text:p>Sensor detection is reverse</text:p>
          </table:table-cell>
          <table:table-cell table:style-name="ce44" office:value-type="string" calcext:value-type="string">
            <text:p>Logical error</text:p>
          </table:table-cell>
          <table:table-cell table:style-name="ce19" table:formula="of:=[.$A21] &amp; &quot; - &quot; &amp; [.$B21]" office:value-type="string" office:string-value="DV18 - Sensor detection is reverse" calcext:value-type="string">
            <text:p>DV18 - Sensor detection is revers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19" calcext:value-type="string">
            <text:p>DV19</text:p>
          </table:table-cell>
          <table:table-cell table:style-name="ce44" office:value-type="string" calcext:value-type="string">
            <text:p>Sensor detection is wrong</text:p>
          </table:table-cell>
          <table:table-cell table:style-name="ce44" office:value-type="string" calcext:value-type="string">
            <text:p>Logical error</text:p>
          </table:table-cell>
          <table:table-cell table:style-name="ce19" table:formula="of:=[.$A22] &amp; &quot; - &quot; &amp; [.$B22]" office:value-type="string" office:string-value="DV19 - Sensor detection is wrong" calcext:value-type="string">
            <text:p>DV19 - Sensor detection is wrong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1" table:formula="of:=&quot;DV&quot; &amp; TEXT(ROW()-ROW([.$A$3]); &quot;00&quot;)" office:value-type="string" office:string-value="DV20" calcext:value-type="string">
            <text:p>DV2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not applicable or not relevant</text:p>
          </table:table-cell>
          <table:table-cell table:style-name="ce19" table:formula="of:=[.$A23] &amp; &quot; - &quot; &amp; [.$B23]" office:value-type="string" office:string-value="DV20 - N/A" calcext:value-type="string">
            <text:p>DV20 - N/A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2" table:number-columns-repeated="4"/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6"/>
          <table:table-cell table:style-name="ce51" table:number-columns-repeated="25"/>
          <table:table-cell table:number-columns-repeated="998"/>
        </table:table-row>
        <table:table-row table:style-name="ro1">
          <table:table-cell table:style-name="ce47" office:value-type="string" calcext:value-type="string">
            <text:p>Hazardous Events (possibe effects)</text:p>
          </table:table-cell>
          <table:table-cell table:style-name="ce52" table:number-columns-repeated="3"/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8" office:value-type="string" calcext:value-type="string">
            <text:p>ID</text:p>
          </table:table-cell>
          <table:table-cell table:style-name="ce53" office:value-type="string" calcext:value-type="string">
            <text:p>Hazardous Event</text:p>
          </table:table-cell>
          <table:table-cell table:style-name="ce53" office:value-type="string" calcext:value-type="string">
            <text:p>Remarks</text:p>
          </table:table-cell>
          <table:table-cell table:style-name="ce53" office:value-type="string" calcext:value-type="string">
            <text:p>Referenc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7" calcext:value-type="string">
            <text:p>EV-07</text:p>
          </table:table-cell>
          <table:table-cell table:style-name="ce54" office:value-type="string" calcext:value-type="string">
            <text:p>None</text:p>
          </table:table-cell>
          <table:table-cell table:style-name="ce56"/>
          <table:table-cell table:style-name="ce57" table:formula="of:=[.$A28] &amp; &quot; - &quot; &amp; [.$B28]" office:value-type="string" office:string-value="EV-07 - None" calcext:value-type="string">
            <text:p>EV-07 - Non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6" calcext:value-type="string">
            <text:p>EV-06</text:p>
          </table:table-cell>
          <table:table-cell table:style-name="ce54" office:value-type="string" calcext:value-type="string">
            <text:p>Front collision with oncoming traffic</text:p>
          </table:table-cell>
          <table:table-cell table:style-name="ce56"/>
          <table:table-cell table:style-name="ce57" table:formula="of:=[.$A29] &amp; &quot; - &quot; &amp; [.$B29]" office:value-type="string" office:string-value="EV-06 - Front collision with oncoming traffic" calcext:value-type="string">
            <text:p>EV-06 - Front collision with oncoming traffic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5" calcext:value-type="string">
            <text:p>EV-05</text:p>
          </table:table-cell>
          <table:table-cell table:style-name="ce54" office:value-type="string" calcext:value-type="string">
            <text:p>Front collision with ahead traffic</text:p>
          </table:table-cell>
          <table:table-cell table:style-name="ce56"/>
          <table:table-cell table:style-name="ce57" table:formula="of:=[.$A30] &amp; &quot; - &quot; &amp; [.$B30]" office:value-type="string" office:string-value="EV-05 - Front collision with ahead traffic" calcext:value-type="string">
            <text:p>EV-05 - Front collision with ahead traffic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4" calcext:value-type="string">
            <text:p>EV-04</text:p>
          </table:table-cell>
          <table:table-cell table:style-name="ce54" office:value-type="string" calcext:value-type="string">
            <text:p>Front collision with obstacle</text:p>
          </table:table-cell>
          <table:table-cell table:style-name="ce56"/>
          <table:table-cell table:style-name="ce57" table:formula="of:=[.$A31] &amp; &quot; - &quot; &amp; [.$B31]" office:value-type="string" office:string-value="EV-04 - Front collision with obstacle" calcext:value-type="string">
            <text:p>EV-04 - Front collision with obstacl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3" calcext:value-type="string">
            <text:p>EV-03</text:p>
          </table:table-cell>
          <table:table-cell table:style-name="ce54" office:value-type="string" calcext:value-type="string">
            <text:p>Rear collision with trailing traffic</text:p>
          </table:table-cell>
          <table:table-cell table:style-name="ce56"/>
          <table:table-cell table:style-name="ce57" table:formula="of:=[.$A32] &amp; &quot; - &quot; &amp; [.$B32]" office:value-type="string" office:string-value="EV-03 - Rear collision with trailing traffic" calcext:value-type="string">
            <text:p>EV-03 - Rear collision with trailing traffic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2" calcext:value-type="string">
            <text:p>EV-02</text:p>
          </table:table-cell>
          <table:table-cell table:style-name="ce54" office:value-type="string" calcext:value-type="string">
            <text:p>Side collision with other traffic</text:p>
          </table:table-cell>
          <table:table-cell table:style-name="ce56"/>
          <table:table-cell table:style-name="ce57" table:formula="of:=[.$A33] &amp; &quot; - &quot; &amp; [.$B33]" office:value-type="string" office:string-value="EV-02 - Side collision with other traffic" calcext:value-type="string">
            <text:p>EV-02 - Side collision with other traffic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-01" calcext:value-type="string">
            <text:p>EV-01</text:p>
          </table:table-cell>
          <table:table-cell table:style-name="ce54" office:value-type="string" calcext:value-type="string">
            <text:p>Side collision with obstacle</text:p>
          </table:table-cell>
          <table:table-cell table:style-name="ce56"/>
          <table:table-cell table:style-name="ce57" table:formula="of:=[.$A34] &amp; &quot; - &quot; &amp; [.$B34]" office:value-type="string" office:string-value="EV-01 - Side collision with obstacle" calcext:value-type="string">
            <text:p>EV-01 - Side collision with obstacl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0" calcext:value-type="string">
            <text:p>EV00</text:p>
          </table:table-cell>
          <table:table-cell table:style-name="ce54" office:value-type="string" calcext:value-type="string">
            <text:p>Collision with other vehicle</text:p>
          </table:table-cell>
          <table:table-cell table:style-name="ce56"/>
          <table:table-cell table:style-name="ce57" table:formula="of:=[.$A35] &amp; &quot; - &quot; &amp; [.$B35]" office:value-type="string" office:string-value="EV00 - Collision with other vehicle" calcext:value-type="string">
            <text:p>EV00 - Collision with other vehicl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1" calcext:value-type="string">
            <text:p>EV01</text:p>
          </table:table-cell>
          <table:table-cell table:style-name="ce54" office:value-type="string" calcext:value-type="string">
            <text:p>Collision with train</text:p>
          </table:table-cell>
          <table:table-cell table:style-name="ce56"/>
          <table:table-cell table:style-name="ce57" table:formula="of:=[.$A36] &amp; &quot; - &quot; &amp; [.$B36]" office:value-type="string" office:string-value="EV01 - Collision with train" calcext:value-type="string">
            <text:p>EV01 - Collision with train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2" calcext:value-type="string">
            <text:p>EV02</text:p>
          </table:table-cell>
          <table:table-cell table:style-name="ce54" office:value-type="string" calcext:value-type="string">
            <text:p>Collision with pedestrian</text:p>
          </table:table-cell>
          <table:table-cell table:style-name="ce56"/>
          <table:table-cell table:style-name="ce57" table:formula="of:=[.$A37] &amp; &quot; - &quot; &amp; [.$B37]" office:value-type="string" office:string-value="EV02 - Collision with pedestrian" calcext:value-type="string">
            <text:p>EV02 - Collision with pedestrian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3" calcext:value-type="string">
            <text:p>EV03</text:p>
          </table:table-cell>
          <table:table-cell table:style-name="ce54" office:value-type="string" calcext:value-type="string">
            <text:p>Car spins out of control</text:p>
          </table:table-cell>
          <table:table-cell table:style-name="ce56"/>
          <table:table-cell table:style-name="ce57" table:formula="of:=[.$A38] &amp; &quot; - &quot; &amp; [.$B38]" office:value-type="string" office:string-value="EV03 - Car spins out of control" calcext:value-type="string">
            <text:p>EV03 - Car spins out of control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4" calcext:value-type="string">
            <text:p>EV04</text:p>
          </table:table-cell>
          <table:table-cell table:style-name="ce54" office:value-type="string" calcext:value-type="string">
            <text:p>Car comes off the road</text:p>
          </table:table-cell>
          <table:table-cell table:style-name="ce56"/>
          <table:table-cell table:style-name="ce57" table:formula="of:=[.$A39] &amp; &quot; - &quot; &amp; [.$B39]" office:value-type="string" office:string-value="EV04 - Car comes off the road" calcext:value-type="string">
            <text:p>EV04 - Car comes off the road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5" calcext:value-type="string">
            <text:p>EV05</text:p>
          </table:table-cell>
          <table:table-cell table:style-name="ce54" office:value-type="string" calcext:value-type="string">
            <text:p>Car catches file</text:p>
          </table:table-cell>
          <table:table-cell table:style-name="ce56"/>
          <table:table-cell table:style-name="ce57" table:formula="of:=[.$A40] &amp; &quot; - &quot; &amp; [.$B40]" office:value-type="string" office:string-value="EV05 - Car catches file" calcext:value-type="string">
            <text:p>EV05 - Car catches file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49" table:formula="of:=&quot;EV&quot; &amp; TEXT(ROW()-ROW([.$A$35]); &quot;00&quot;)" office:value-type="string" office:string-value="EV06" calcext:value-type="string">
            <text:p>EV06</text:p>
          </table:table-cell>
          <table:table-cell table:style-name="ce54" office:value-type="string" calcext:value-type="string">
            <text:p>N/A</text:p>
          </table:table-cell>
          <table:table-cell table:style-name="ce56"/>
          <table:table-cell table:style-name="ce57" table:formula="of:=[.$A41] &amp; &quot; - &quot; &amp; [.$B41]" office:value-type="string" office:string-value="EV06 - N/A" calcext:value-type="string">
            <text:p>EV06 - N/A</text:p>
          </table:table-cell>
          <table:table-cell table:style-name="ce51" table:number-columns-repeated="22"/>
          <table:table-cell table:number-columns-repeated="998"/>
        </table:table-row>
        <table:table-row table:style-name="ro1">
          <table:table-cell table:style-name="ce50"/>
          <table:table-cell table:style-name="ce55" table:number-columns-repeated="3"/>
          <table:table-cell table:style-name="ce51" table:number-columns-repeated="22"/>
          <table:table-cell table:number-columns-repeated="998"/>
        </table:table-row>
        <table:table-row table:style-name="ro1" table:number-rows-repeated="944">
          <table:table-cell table:style-name="ce51" table:number-columns-repeated="26"/>
          <table:table-cell table:number-columns-repeated="998"/>
        </table:table-row>
        <table:table-row table:style-name="ro1" table:number-rows-repeated="17">
          <table:table-cell table:number-columns-repeated="4"/>
          <table:table-cell table:style-name="ce51" table:number-columns-repeated="22"/>
          <table:table-cell table:number-columns-repeated="998"/>
        </table:table-row>
        <table:table-row table:style-name="ro5" table:number-rows-repeated="1047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everity, Exposure, Controllabi" table:style-name="ta5">
        <office:forms form:automatic-focus="false" form:apply-design-mode="false"/>
        <table:table-column table:style-name="co1" table:default-cell-style-name="Default"/>
        <table:table-column table:style-name="co39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1" table:number-columns-repeated="1019" table:default-cell-style-name="Default"/>
        <table:table-row table:style-name="ro7">
          <table:table-cell table:style-name="ce39" office:value-type="string" calcext:value-type="string">
            <text:p>Exposure</text:p>
          </table:table-cell>
          <table:table-cell table:style-name="ce32" table:number-columns-repeated="25"/>
          <table:table-cell table:number-columns-repeated="998"/>
        </table:table-row>
        <table:table-row table:style-name="ro7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Description</text:p>
          </table:table-cell>
          <table:table-cell table:style-name="ce43" office:value-type="string" calcext:value-type="string">
            <text:p>Duration (of situation)</text:p>
          </table:table-cell>
          <table:table-cell table:style-name="ce43" office:value-type="string" calcext:value-type="string">
            <text:p>Frequency (of situation)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E0</text:p>
          </table:table-cell>
          <table:table-cell table:style-name="ce44" office:value-type="string" calcext:value-type="string">
            <text:p>Incredible</text:p>
          </table:table-cell>
          <table:table-cell table:style-name="ce44" table:number-columns-repeated="2"/>
          <table:table-cell table:style-name="ce19" table:formula="of:=[.$A3] &amp; &quot; - &quot; &amp; [.$B3]" office:value-type="string" office:string-value="E0 - Incredible" calcext:value-type="string">
            <text:p>E0 - Incredible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E1</text:p>
          </table:table-cell>
          <table:table-cell table:style-name="ce44" office:value-type="string" calcext:value-type="string">
            <text:p>Very low probability</text:p>
          </table:table-cell>
          <table:table-cell table:style-name="ce44" office:value-type="string" calcext:value-type="string">
            <text:p>Not specified</text:p>
          </table:table-cell>
          <table:table-cell table:style-name="ce44" office:value-type="string" calcext:value-type="string">
            <text:p>Occurs less often than once a year for the great majority of drivers</text:p>
          </table:table-cell>
          <table:table-cell table:style-name="ce19" table:formula="of:=[.$A4] &amp; &quot; - &quot; &amp; [.$B4]" office:value-type="string" office:string-value="E1 - Very low probability" calcext:value-type="string">
            <text:p>E1 - Very low probability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E2</text:p>
          </table:table-cell>
          <table:table-cell table:style-name="ce44" office:value-type="string" calcext:value-type="string">
            <text:p>Low probability</text:p>
          </table:table-cell>
          <table:table-cell table:style-name="ce44" office:value-type="string" calcext:value-type="string">
            <text:p>&lt;1 % of average operating time</text:p>
          </table:table-cell>
          <table:table-cell table:style-name="ce44" office:value-type="string" calcext:value-type="string">
            <text:p>Occurs a few times a year for the great majority of drivers</text:p>
          </table:table-cell>
          <table:table-cell table:style-name="ce19" table:formula="of:=[.$A5] &amp; &quot; - &quot; &amp; [.$B5]" office:value-type="string" office:string-value="E2 - Low probability" calcext:value-type="string">
            <text:p>E2 - Low probability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E3</text:p>
          </table:table-cell>
          <table:table-cell table:style-name="ce44" office:value-type="string" calcext:value-type="string">
            <text:p>Medium probability</text:p>
          </table:table-cell>
          <table:table-cell table:style-name="ce44" office:value-type="string" calcext:value-type="string">
            <text:p>1 % to 10 % of average operating time</text:p>
          </table:table-cell>
          <table:table-cell table:style-name="ce44" office:value-type="string" calcext:value-type="string">
            <text:p>Occurs once a month or more often for an average driver</text:p>
          </table:table-cell>
          <table:table-cell table:style-name="ce19" table:formula="of:=[.$A6] &amp; &quot; - &quot; &amp; [.$B6]" office:value-type="string" office:string-value="E3 - Medium probability" calcext:value-type="string">
            <text:p>E3 - Medium probability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E4</text:p>
          </table:table-cell>
          <table:table-cell table:style-name="ce44" office:value-type="string" calcext:value-type="string">
            <text:p>High probability</text:p>
          </table:table-cell>
          <table:table-cell table:style-name="ce44" office:value-type="string" calcext:value-type="string">
            <text:p>&gt;10 % of average operating time</text:p>
          </table:table-cell>
          <table:table-cell table:style-name="ce44" office:value-type="string" calcext:value-type="string">
            <text:p>Occurs during almost every drive on average</text:p>
          </table:table-cell>
          <table:table-cell table:style-name="ce19" table:formula="of:=[.$A7] &amp; &quot; - &quot; &amp; [.$B7]" office:value-type="string" office:string-value="E4 - High probability" calcext:value-type="string">
            <text:p>E4 - High probability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42" table:number-columns-repeated="5"/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32" table:number-columns-repeated="26"/>
          <table:table-cell table:number-columns-repeated="998"/>
        </table:table-row>
        <table:table-row table:style-name="ro7">
          <table:table-cell table:style-name="ce39" office:value-type="string" calcext:value-type="string">
            <text:p>Severity</text:p>
          </table:table-cell>
          <table:table-cell table:style-name="ce32" table:number-columns-repeated="25"/>
          <table:table-cell table:number-columns-repeated="998"/>
        </table:table-row>
        <table:table-row table:style-name="ro7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Description</text:p>
          </table:table-cell>
          <table:table-cell table:style-name="ce43" office:value-type="string" calcext:value-type="string">
            <text:p>Remarks</text:p>
          </table:table-cell>
          <table:table-cell table:style-name="ce43" office:value-type="string" calcext:value-type="string">
            <text:p>Probability of Injuries</text:p>
          </table:table-cell>
          <table:table-cell table:style-name="ce43" office:value-type="string" calcext:value-type="string">
            <text:p>Reference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S0</text:p>
          </table:table-cell>
          <table:table-cell table:number-columns-repeated="2" table:style-name="ce44" office:value-type="string" calcext:value-type="string">
            <text:p>No injuries</text:p>
          </table:table-cell>
          <table:table-cell table:style-name="ce44" office:value-type="string" calcext:value-type="string">
            <text:p>AIS 0 and less than 10 % probability of AIS 1-6</text:p>
          </table:table-cell>
          <table:table-cell table:style-name="ce19" table:formula="of:=[.$A12] &amp; &quot; - &quot; &amp; [.$B12]" office:value-type="string" office:string-value="S0 - No injuries" calcext:value-type="string">
            <text:p>S0 - No injuries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S1</text:p>
          </table:table-cell>
          <table:table-cell table:number-columns-repeated="2" table:style-name="ce44" office:value-type="string" calcext:value-type="string">
            <text:p>Light and moderate injuries</text:p>
          </table:table-cell>
          <table:table-cell table:style-name="ce44" office:value-type="string" calcext:value-type="string">
            <text:p>More than 10 % probability of AIS 1-6 (and not S2 or S3)</text:p>
          </table:table-cell>
          <table:table-cell table:style-name="ce19" table:formula="of:=[.$A13] &amp; &quot; - &quot; &amp; [.$B13]" office:value-type="string" office:string-value="S1 - Light and moderate injuries" calcext:value-type="string">
            <text:p>S1 - Light and moderate injuries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S2</text:p>
          </table:table-cell>
          <table:table-cell table:style-name="ce44" office:value-type="string" calcext:value-type="string">
            <text:p>Severe and life-threatening injuries</text:p>
          </table:table-cell>
          <table:table-cell table:style-name="ce44" office:value-type="string" calcext:value-type="string">
            <text:p>Severe and life-threatening injuries (survival probable)</text:p>
          </table:table-cell>
          <table:table-cell table:style-name="ce44" office:value-type="string" calcext:value-type="string">
            <text:p>More than 10 % probability of AIS 3-6 (and not S3)</text:p>
          </table:table-cell>
          <table:table-cell table:style-name="ce19" table:formula="of:=[.$A14] &amp; &quot; - &quot; &amp; [.$B14]" office:value-type="string" office:string-value="S2 - Severe and life-threatening injuries" calcext:value-type="string">
            <text:p>S2 - Severe and life-threatening injuries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S3</text:p>
          </table:table-cell>
          <table:table-cell table:style-name="ce44" office:value-type="string" calcext:value-type="string">
            <text:p>Life-threatening or fatal injuries</text:p>
          </table:table-cell>
          <table:table-cell table:style-name="ce44" office:value-type="string" calcext:value-type="string">
            <text:p>Life-threatening injuries (survival uncertain), fatal injuries</text:p>
          </table:table-cell>
          <table:table-cell table:style-name="ce44" office:value-type="string" calcext:value-type="string">
            <text:p>More than 10 % probability of AIS 5-6</text:p>
          </table:table-cell>
          <table:table-cell table:style-name="ce19" table:formula="of:=[.$A15] &amp; &quot; - &quot; &amp; [.$B15]" office:value-type="string" office:string-value="S3 - Life-threatening or fatal injuries" calcext:value-type="string">
            <text:p>S3 - Life-threatening or fatal injuries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42" table:number-columns-repeated="5"/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32" table:number-columns-repeated="26"/>
          <table:table-cell table:number-columns-repeated="998"/>
        </table:table-row>
        <table:table-row table:style-name="ro7">
          <table:table-cell table:style-name="ce39" office:value-type="string" calcext:value-type="string">
            <text:p>Controllability</text:p>
          </table:table-cell>
          <table:table-cell table:style-name="ce32" table:number-columns-repeated="25"/>
          <table:table-cell table:number-columns-repeated="998"/>
        </table:table-row>
        <table:table-row table:style-name="ro7">
          <table:table-cell table:style-name="ce40" office:value-type="string" calcext:value-type="string">
            <text:p>ID</text:p>
          </table:table-cell>
          <table:table-cell table:style-name="ce43" office:value-type="string" calcext:value-type="string">
            <text:p>Description</text:p>
          </table:table-cell>
          <table:table-cell table:style-name="ce59" office:value-type="string" calcext:value-type="string">
            <text:p>Remarks</text:p>
          </table:table-cell>
          <table:table-cell table:style-name="ce62"/>
          <table:table-cell table:style-name="ce43" office:value-type="string" calcext:value-type="string">
            <text:p>Reference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C0</text:p>
          </table:table-cell>
          <table:table-cell table:style-name="ce44" office:value-type="string" calcext:value-type="string">
            <text:p>Controllable in general</text:p>
          </table:table-cell>
          <table:table-cell table:style-name="ce60" office:value-type="string" calcext:value-type="string">
            <text:p>Controllable in general</text:p>
          </table:table-cell>
          <table:table-cell table:style-name="ce63"/>
          <table:table-cell table:style-name="ce19" table:formula="of:=[.$A20] &amp; &quot; - &quot; &amp; [.$B20]" office:value-type="string" office:string-value="C0 - Controllable in general" calcext:value-type="string">
            <text:p>C0 - Controllable in general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C1</text:p>
          </table:table-cell>
          <table:table-cell table:style-name="ce44" office:value-type="string" calcext:value-type="string">
            <text:p>Simply controllable</text:p>
          </table:table-cell>
          <table:table-cell table:style-name="ce60" office:value-type="string" calcext:value-type="string">
            <text:p>99 % or more of all drivers or other traffic participants are usually able to avoid harm</text:p>
          </table:table-cell>
          <table:table-cell table:style-name="ce63"/>
          <table:table-cell table:style-name="ce19" table:formula="of:=[.$A21] &amp; &quot; - &quot; &amp; [.$B21]" office:value-type="string" office:string-value="C1 - Simply controllable" calcext:value-type="string">
            <text:p>C1 - Simply controllable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C2</text:p>
          </table:table-cell>
          <table:table-cell table:style-name="ce44" office:value-type="string" calcext:value-type="string">
            <text:p>Normally controllable</text:p>
          </table:table-cell>
          <table:table-cell table:style-name="ce60" office:value-type="string" calcext:value-type="string">
            <text:p>90 % or more of all drivers or other traffic participants are usually able to avoid harm</text:p>
          </table:table-cell>
          <table:table-cell table:style-name="ce63"/>
          <table:table-cell table:style-name="ce19" table:formula="of:=[.$A22] &amp; &quot; - &quot; &amp; [.$B22]" office:value-type="string" office:string-value="C2 - Normally controllable" calcext:value-type="string">
            <text:p>C2 - Normally controllable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58" office:value-type="string" calcext:value-type="string">
            <text:p>C3</text:p>
          </table:table-cell>
          <table:table-cell table:style-name="ce44" office:value-type="string" calcext:value-type="string">
            <text:p>Difficult to control or uncontrollable</text:p>
          </table:table-cell>
          <table:table-cell table:style-name="ce60" office:value-type="string" calcext:value-type="string">
            <text:p>Less than 90 % of all drivers or other traffic participants are usually able, or barely able, to avoid harm</text:p>
          </table:table-cell>
          <table:table-cell table:style-name="ce63"/>
          <table:table-cell table:style-name="ce19" table:formula="of:=[.$A23] &amp; &quot; - &quot; &amp; [.$B23]" office:value-type="string" office:string-value="C3 - Difficult to control or uncontrollable" calcext:value-type="string">
            <text:p>C3 - Difficult to control or uncontrollable</text:p>
          </table:table-cell>
          <table:table-cell table:style-name="ce32" table:number-columns-repeated="21"/>
          <table:table-cell table:number-columns-repeated="998"/>
        </table:table-row>
        <table:table-row table:style-name="ro7">
          <table:table-cell table:style-name="ce42" table:number-columns-repeated="2"/>
          <table:table-cell table:style-name="ce61"/>
          <table:table-cell table:style-name="ce64"/>
          <table:table-cell table:style-name="ce42"/>
          <table:table-cell table:style-name="ce32" table:number-columns-repeated="21"/>
          <table:table-cell table:number-columns-repeated="998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IL Table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5">
          <table:table-cell table:number-columns-repeated="1024"/>
        </table:table-row>
        <table:table-row table:style-name="ro1">
          <table:table-cell/>
          <table:table-cell table:style-name="ce65" office:value-type="string" calcext:value-type="string" table:number-columns-spanned="1" table:number-rows-spanned="2">
            <text:p>Controllability</text:p>
          </table:table-cell>
          <table:table-cell table:style-name="ce69" office:value-type="string" calcext:value-type="string" table:number-columns-spanned="1" table:number-rows-spanned="2">
            <text:p>Exposure</text:p>
          </table:table-cell>
          <table:table-cell table:style-name="ce72" office:value-type="string" calcext:value-type="string" table:number-columns-spanned="4" table:number-rows-spanned="1">
            <text:p>Severity</text:p>
          </table:table-cell>
          <table:covered-table-cell table:number-columns-repeated="2" table:style-name="ce73"/>
          <table:covered-table-cell table:style-name="ce74"/>
          <table:table-cell table:number-columns-repeated="1017"/>
        </table:table-row>
        <table:table-row table:style-name="ro1">
          <table:table-cell/>
          <table:covered-table-cell table:style-name="ce66"/>
          <table:covered-table-cell table:style-name="ce70"/>
          <table:table-cell table:style-name="ce56" office:value-type="string" calcext:value-type="string">
            <text:p>S0</text:p>
          </table:table-cell>
          <table:table-cell table:style-name="ce56" office:value-type="string" calcext:value-type="string">
            <text:p>S1</text:p>
          </table:table-cell>
          <table:table-cell table:style-name="ce56" office:value-type="string" calcext:value-type="string">
            <text:p>S2</text:p>
          </table:table-cell>
          <table:table-cell table:style-name="ce56" office:value-type="string" calcext:value-type="string">
            <text:p>S3</text:p>
          </table:table-cell>
          <table:table-cell table:number-columns-repeated="1017"/>
        </table:table-row>
        <table:table-row table:style-name="ro1">
          <table:table-cell/>
          <table:table-cell table:style-name="ce67" office:value-type="string" calcext:value-type="string" table:number-columns-spanned="1" table:number-rows-spanned="4">
            <text:p>C1</text:p>
          </table:table-cell>
          <table:table-cell table:style-name="ce71" office:value-type="string" calcext:value-type="string">
            <text:p>E1</text:p>
          </table:table-cell>
          <table:table-cell table:number-columns-repeated="4" table:style-name="ce71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2</text:p>
          </table:table-cell>
          <table:table-cell table:number-columns-repeated="4" table:style-name="ce71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3</text:p>
          </table:table-cell>
          <table:table-cell table:number-columns-repeated="3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66"/>
          <table:table-cell table:style-name="ce71" office:value-type="string" calcext:value-type="string">
            <text:p>E4</text:p>
          </table:table-cell>
          <table:table-cell table:number-columns-repeated="2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table-cell table:style-name="ce67" office:value-type="string" calcext:value-type="string" table:number-columns-spanned="1" table:number-rows-spanned="4">
            <text:p>C2</text:p>
          </table:table-cell>
          <table:table-cell table:style-name="ce71" office:value-type="string" calcext:value-type="string">
            <text:p>E1</text:p>
          </table:table-cell>
          <table:table-cell table:number-columns-repeated="4" table:style-name="ce71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2</text:p>
          </table:table-cell>
          <table:table-cell table:number-columns-repeated="3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3</text:p>
          </table:table-cell>
          <table:table-cell table:number-columns-repeated="2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covered-table-cell table:style-name="ce66"/>
          <table:table-cell table:style-name="ce71" office:value-type="string" calcext:value-type="string">
            <text:p>E4</text:p>
          </table:table-cell>
          <table:table-cell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/>
          <table:table-cell table:style-name="ce67" office:value-type="string" calcext:value-type="string" table:number-columns-spanned="1" table:number-rows-spanned="4">
            <text:p>C3</text:p>
          </table:table-cell>
          <table:table-cell table:style-name="ce71" office:value-type="string" calcext:value-type="string">
            <text:p>E1</text:p>
          </table:table-cell>
          <table:table-cell table:number-columns-repeated="3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2</text:p>
          </table:table-cell>
          <table:table-cell table:number-columns-repeated="2"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1" office:value-type="string" calcext:value-type="string">
            <text:p>E3</text:p>
          </table:table-cell>
          <table:table-cell table:style-name="ce71" office:value-type="string" calcext:value-type="string">
            <text:p>QM</text:p>
          </table:table-cell>
          <table:table-cell table:style-name="ce71" office:value-type="string" calcext:value-type="string">
            <text:p>A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/>
          <table:covered-table-cell table:style-name="ce66"/>
          <table:table-cell table:style-name="ce71" office:value-type="string" calcext:value-type="string">
            <text:p>E4</text:p>
          </table:table-cell>
          <table:table-cell table:style-name="ce71" office:value-type="string" calcext:value-type="string">
            <text:p>QM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C</text:p>
          </table:table-cell>
          <table:table-cell table:style-name="ce71" office:value-type="string" calcext:value-type="string">
            <text:p>D</text:p>
          </table:table-cell>
          <table:table-cell table:number-columns-repeated="1017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1">00/00/0000</text:date>, <text:time style:data-style-name="N2" text:time-value="22:35:15.696651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ituational_20_Analysis_20_Guidewords" style:display-name="PageStyle_Situational Analysis Guide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zard_20_Analysis_20_and_20_Risk_20_Assess" style:display-name="PageStyle_Hazard Analysis and Risk Asses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verity_2c__20_Exposure_2c__20_Controllabi" style:display-name="PageStyle_Severity, Exposure, Controllab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zard_20_Analysis_20_Guidewords" style:display-name="PageStyle_Hazard Analysis Guide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IL_20_Table" style:display-name="PageStyle_ASIL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1T22:49:27.576551505</dc:date>
    <meta:editing-duration>PT56M33S</meta:editing-duration>
    <meta:editing-cycles>16</meta:editing-cycles>
    <meta:generator>LibreOffice/5.1.6.2$Linux_X86_64 LibreOffice_project/10m0$Build-2</meta:generator>
    <meta:document-statistic meta:table-count="6" meta:cell-count="756" meta:object-count="0"/>
  </office:meta>
</office:document-meta>
</file>